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urier New" svg:font-family="'Courier New', monospace"/>
    <style:font-face style:name="Helvetica Neue" svg:font-family="'Helvetica Neue', Helvetica, Arial, sans-serif"/>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master-page-name="">
      <style:table-properties style:width="7.2681in" style:page-number="auto" table:align="margins" fo:background-color="#ffffff">
        <style:background-image/>
      </style:table-properties>
    </style:style>
    <style:style style:name="Table1.A" style:family="table-column">
      <style:table-column-properties style:column-width="3.0042in" style:rel-column-width="1278*"/>
    </style:style>
    <style:style style:name="Table1.B" style:family="table-column">
      <style:table-column-properties style:column-width="4.2639in" style:rel-column-width="1814*"/>
    </style:style>
    <style:style style:name="Table1.A1" style:family="table-cell">
      <style:table-cell-properties style:vertical-align="middle" fo:background-color="#dee7e5" fo:padding="0.0597in" fo:border-left="0.05pt solid #168253" fo:border-right="none" fo:border-top="0.05pt solid #168253" fo:border-bottom="0.05pt solid #168253">
        <style:background-image/>
      </style:table-cell-properties>
    </style:style>
    <style:style style:name="Table1.B1" style:family="table-cell">
      <style:table-cell-properties style:vertical-align="middle" fo:background-color="#dee7e5" fo:padding="0.0597in" fo:border-left="none" fo:border-right="0.05pt solid #168253" fo:border-top="0.05pt solid #168253" fo:border-bottom="0.05pt solid #168253">
        <style:background-image/>
      </style:table-cell-properties>
    </style:style>
    <style:style style:name="Table1.A2" style:family="table-cell">
      <style:table-cell-properties style:vertical-align="middle" fo:padding="0.0597in" fo:border-left="0.05pt solid #168253" fo:border-right="none" fo:border-top="none" fo:border-bottom="0.05pt solid #168253"/>
    </style:style>
    <style:style style:name="Table1.B2" style:family="table-cell">
      <style:table-cell-properties style:vertical-align="middle" fo:padding="0.0597in" fo:border-left="none" fo:border-right="0.05pt solid #168253" fo:border-top="none" fo:border-bottom="0.05pt solid #168253"/>
    </style:style>
    <style:style style:name="Table1.A3" style:family="table-cell">
      <style:table-cell-properties style:vertical-align="middle" fo:padding="0.0597in" fo:border-left="0.05pt solid #168253" fo:border-right="none" fo:border-top="none" fo:border-bottom="0.05pt solid #168253"/>
    </style:style>
    <style:style style:name="Table1.B3" style:family="table-cell">
      <style:table-cell-properties style:vertical-align="middle" fo:padding="0.0597in" fo:border-left="none" fo:border-right="0.05pt solid #168253" fo:border-top="none" fo:border-bottom="0.05pt solid #168253"/>
    </style:style>
    <style:style style:name="Table1.A4" style:family="table-cell">
      <style:table-cell-properties style:vertical-align="middle" fo:padding="0.0597in" fo:border-left="0.05pt solid #168253" fo:border-right="none" fo:border-top="none" fo:border-bottom="0.05pt solid #168253"/>
    </style:style>
    <style:style style:name="Table1.B4" style:family="table-cell">
      <style:table-cell-properties style:vertical-align="middle" fo:padding="0.0597in" fo:border-left="none" fo:border-right="0.05pt solid #168253" fo:border-top="none" fo:border-bottom="0.05pt solid #168253"/>
    </style:style>
    <style:style style:name="Table1.A5" style:family="table-cell">
      <style:table-cell-properties style:vertical-align="middle" fo:padding="0.0597in" fo:border-left="0.05pt solid #168253" fo:border-right="none" fo:border-top="none" fo:border-bottom="0.05pt solid #168253"/>
    </style:style>
    <style:style style:name="Table1.B5" style:family="table-cell">
      <style:table-cell-properties style:vertical-align="middle" fo:padding="0.0597in" fo:border-left="none" fo:border-right="0.05pt solid #168253" fo:border-top="none" fo:border-bottom="0.05pt solid #168253"/>
    </style:style>
    <style:style style:name="Table2" style:family="table" style:master-page-name="">
      <style:table-properties style:width="7.2681in" style:page-number="auto" table:align="margins" fo:background-color="#ffffff">
        <style:background-image/>
      </style:table-properties>
    </style:style>
    <style:style style:name="Table2.A" style:family="table-column">
      <style:table-column-properties style:column-width="3.0451in" style:rel-column-width="1308*"/>
    </style:style>
    <style:style style:name="Table2.B" style:family="table-column">
      <style:table-column-properties style:column-width="4.2229in" style:rel-column-width="1814*"/>
    </style:style>
    <style:style style:name="Table2.A1" style:family="table-cell">
      <style:table-cell-properties style:vertical-align="middle" fo:background-color="#dee7e5" fo:padding="0.0597in" fo:border-left="0.05pt solid #168253" fo:border-right="none" fo:border-top="0.05pt solid #168253" fo:border-bottom="0.05pt solid #168253">
        <style:background-image/>
      </style:table-cell-properties>
    </style:style>
    <style:style style:name="Table2.B1" style:family="table-cell">
      <style:table-cell-properties style:vertical-align="middle" fo:background-color="#dee7e5" fo:padding="0.0597in" fo:border-left="none" fo:border-right="0.05pt solid #168253" fo:border-top="0.05pt solid #168253" fo:border-bottom="0.05pt solid #168253">
        <style:background-image/>
      </style:table-cell-properties>
    </style:style>
    <style:style style:name="Table2.A2" style:family="table-cell">
      <style:table-cell-properties style:vertical-align="middle" fo:padding="0.0597in" fo:border-left="0.05pt solid #168253" fo:border-right="none" fo:border-top="none" fo:border-bottom="0.05pt solid #168253"/>
    </style:style>
    <style:style style:name="Table2.B2" style:family="table-cell">
      <style:table-cell-properties style:vertical-align="middle" fo:padding="0.0597in" fo:border-left="none" fo:border-right="0.05pt solid #168253" fo:border-top="none" fo:border-bottom="0.05pt solid #168253"/>
    </style:style>
    <style:style style:name="Table2.A3" style:family="table-cell">
      <style:table-cell-properties style:vertical-align="middle" fo:padding="0.0597in" fo:border-left="0.05pt solid #168253" fo:border-right="none" fo:border-top="none" fo:border-bottom="0.05pt solid #168253"/>
    </style:style>
    <style:style style:name="Table2.B3" style:family="table-cell">
      <style:table-cell-properties style:vertical-align="middle" fo:padding="0.0597in" fo:border-left="none" fo:border-right="0.05pt solid #168253" fo:border-top="none" fo:border-bottom="0.05pt solid #168253"/>
    </style:style>
    <style:style style:name="Table2.A4" style:family="table-cell">
      <style:table-cell-properties style:vertical-align="middle" fo:padding="0.0597in" fo:border-left="0.05pt solid #168253" fo:border-right="none" fo:border-top="none" fo:border-bottom="0.05pt solid #168253"/>
    </style:style>
    <style:style style:name="Table2.B4" style:family="table-cell">
      <style:table-cell-properties style:vertical-align="middle" fo:padding="0.0597in" fo:border-left="none" fo:border-right="0.05pt solid #168253" fo:border-top="none" fo:border-bottom="0.05pt solid #168253"/>
    </style:style>
    <style:style style:name="Table2.A5" style:family="table-cell">
      <style:table-cell-properties style:vertical-align="middle" fo:padding="0.0597in" fo:border-left="0.05pt solid #168253" fo:border-right="none" fo:border-top="none" fo:border-bottom="0.05pt solid #168253"/>
    </style:style>
    <style:style style:name="Table2.B5" style:family="table-cell">
      <style:table-cell-properties style:vertical-align="middle" fo:padding="0.0597in" fo:border-left="none" fo:border-right="0.05pt solid #168253" fo:border-top="none" fo:border-bottom="0.05pt solid #168253"/>
    </style:style>
    <style:style style:name="Table2.A6" style:family="table-cell">
      <style:table-cell-properties style:vertical-align="middle" fo:padding="0.0597in" fo:border-left="0.05pt solid #168253" fo:border-right="none" fo:border-top="none" fo:border-bottom="0.05pt solid #168253"/>
    </style:style>
    <style:style style:name="Table2.B6" style:family="table-cell">
      <style:table-cell-properties style:vertical-align="middle" fo:padding="0.0597in" fo:border-left="none" fo:border-right="0.05pt solid #168253" fo:border-top="none" fo:border-bottom="0.05pt solid #168253"/>
    </style:style>
    <style:style style:name="P1"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style:text-blinking="false" fo:background-color="transparent" loext:padding="0in" loext:border="none"/>
    </style:style>
    <style:style style:name="P2"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officeooo:paragraph-rsid="0019e536" style:text-blinking="false" fo:background-color="transparent" loext:padding="0in" loext:border="none"/>
    </style:style>
    <style:style style:name="P3"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none" fo:font-weight="normal" officeooo:paragraph-rsid="00050074" style:text-blinking="false" fo:background-color="transparent" loext:padding="0in" loext:border="none"/>
    </style:style>
    <style:style style:name="P4" style:family="paragraph" style:parent-style-name="Standard">
      <style:paragraph-properties fo:margin-left="0in" fo:margin-right="0in" style:line-height-at-least="0.2083in" fo:orphans="2" fo:widows="2" fo:text-indent="0in" style:auto-text-indent="false"/>
      <style:text-properties fo:font-variant="normal" fo:text-transform="none" fo:color="#333333" loext:opacity="100%" style:text-line-through-style="none" style:text-line-through-type="none" style:font-name="Lato" fo:font-size="13pt" fo:letter-spacing="normal" fo:language="zxx" fo:country="none" fo:font-style="normal" style:text-underline-style="solid" style:text-underline-width="auto" style:text-underline-color="font-color" fo:font-weight="normal" officeooo:paragraph-rsid="00050074" style:text-blinking="false" fo:background-color="transparent" style:font-name-asian="Noto Sans CJK SC" style:font-size-asian="13pt" style:language-asian="zxx" style:country-asian="none" style:font-weight-asian="bold" style:font-name-complex="Lohit Devanagari" style:font-size-complex="13pt" style:language-complex="zxx" style:country-complex="none" style:font-weight-complex="bold" loext:padding="0in" loext:border="none"/>
    </style:style>
    <style:style style:name="P5" style:family="paragraph" style:parent-style-name="Text_20_body">
      <style:paragraph-properties fo:margin-left="0in" fo:margin-right="0in" fo:margin-top="0in" fo:margin-bottom="0.1043in" style:contextual-spacing="false"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none" fo:font-weight="normal" officeooo:paragraph-rsid="00050074" style:text-blinking="false" fo:background-color="transparent"/>
    </style:style>
    <style:style style:name="P6" style:family="paragraph" style:parent-style-name="Text_20_body">
      <style:paragraph-properties fo:margin-left="0in" fo:margin-right="0in" fo:margin-top="0in" fo:margin-bottom="0.1043in" style:contextual-spacing="false" style:line-height-at-least="0.2083in" fo:orphans="2" fo:widows="2" fo:text-indent="0in" style:auto-text-indent="false"/>
      <style:text-properties fo:font-variant="normal" fo:text-transform="none" fo:color="#333333" loext:opacity="100%" style:text-line-through-style="none" style:text-line-through-type="none" style:font-name="Lato" fo:font-size="18pt" fo:letter-spacing="normal" fo:language="zxx" fo:country="none" fo:font-style="normal" style:text-underline-style="solid" style:text-underline-width="auto" style:text-underline-color="font-color" fo:font-weight="normal" officeooo:paragraph-rsid="00050074" style:text-blinking="false" fo:background-color="transparent"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P7" style:family="paragraph" style:parent-style-name="Text_20_body">
      <style:paragraph-properties fo:margin-left="0in" fo:margin-right="0in" fo:margin-top="0in" fo:margin-bottom="0.2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8" style:family="paragraph" style:parent-style-name="Text_20_body">
      <style:paragraph-properties fo:margin-left="0in" fo:margin-right="0in" fo:margin-top="0in" fo:margin-bottom="0.2in" style:contextual-spacing="false" fo:orphans="2" fo:widows="2" fo:text-indent="0in" style:auto-text-indent="false"/>
      <style:text-properties fo:font-variant="normal" fo:text-transform="none" fo:color="#005b99" loext:opacity="100%"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9" style:family="paragraph" style:parent-style-name="List_20_Contents">
      <style:paragraph-properties fo:margin-left="0in" fo:margin-right="0in" fo:line-height="142%" fo:orphans="2" fo:widows="2" fo:text-indent="0in" style:auto-text-indent="false"/>
      <style:text-properties fo:font-variant="normal" fo:text-transform="none" fo:color="#005b99" loext:opacity="100%"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10" style:family="paragraph" style:parent-style-name="Heading_20_2">
      <style:paragraph-properties fo:margin-left="0in" fo:margin-right="0in" fo:line-height="142%" fo:orphans="2" fo:widows="2" fo:text-indent="0in" style:auto-text-indent="false"/>
      <style:text-properties fo:font-variant="normal" fo:text-transform="none" fo:color="#333333" loext:opacity="100%" style:font-name="Helvetica Neue" fo:font-size="22.5pt" fo:letter-spacing="normal" fo:font-style="normal" fo:font-weight="normal" style:font-size-asian="13pt" style:font-size-complex="13pt"/>
    </style:style>
    <style:style style:name="P11" style:family="paragraph" style:parent-style-name="Heading_20_2">
      <style:paragraph-properties fo:margin-left="0in" fo:margin-right="0in" fo:line-height="142%" fo:orphans="2" fo:widows="2" fo:text-indent="0in" style:auto-text-indent="false"/>
      <style:text-properties fo:font-variant="normal" fo:text-transform="none" fo:color="#333333" loext:opacity="100%" style:font-name="Lato" fo:font-size="22pt" fo:letter-spacing="normal" fo:font-style="normal" fo:font-weight="normal" style:font-size-asian="22pt" style:font-size-complex="22pt"/>
    </style:style>
    <style:style style:name="P12" style:family="paragraph" style:parent-style-name="Heading_20_2">
      <style:paragraph-properties fo:margin-left="0in" fo:margin-right="0in" fo:line-height="142%" fo:orphans="2" fo:widows="2" fo:text-indent="0in" style:auto-text-indent="false"/>
      <style:text-properties fo:font-variant="normal" fo:text-transform="none" fo:color="#333333" loext:opacity="100%" style:font-name="Lato" fo:font-size="22pt" fo:letter-spacing="normal" fo:font-style="normal" style:text-underline-style="none" fo:font-weight="normal" style:font-name-asian="Noto Sans CJK SC" style:font-size-asian="22pt" style:font-weight-asian="bold" style:font-name-complex="Lohit Devanagari" style:font-size-complex="22pt" style:font-weight-complex="bold"/>
    </style:style>
    <style:style style:name="P13" style:family="paragraph" style:parent-style-name="Heading_20_3">
      <style:paragraph-properties fo:margin-left="0in" fo:margin-right="0in" fo:line-height="142%" fo:orphans="2" fo:widows="2" fo:text-indent="0in" style:auto-text-indent="false"/>
      <style:text-properties fo:font-variant="normal" fo:text-transform="none" fo:color="#333333" loext:opacity="100%" style:font-name="Lato" fo:font-size="13pt" fo:letter-spacing="normal" fo:font-style="normal" fo:font-weight="bold" style:font-size-asian="13pt" style:font-size-complex="13pt"/>
    </style:style>
    <style:style style:name="P14" style:family="paragraph" style:parent-style-name="Heading_20_3">
      <style:paragraph-properties fo:margin-left="0in" fo:margin-right="0in" fo:margin-top="0in" fo:margin-bottom="0.1043in" style:contextual-spacing="false" fo:line-height="110%"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15" style:family="paragraph" style:parent-style-name="List_20_Contents">
      <style:paragraph-properties fo:margin-left="0in" fo:margin-right="0in" fo:line-height="142%" fo:orphans="2" fo:widows="2" fo:text-indent="0in" style:auto-text-indent="false"/>
    </style:style>
    <style:style style:name="P16" style:family="paragraph" style:parent-style-name="List_20_Contents">
      <style:paragraph-properties fo:margin-left="0in" fo:margin-right="0in" fo:line-height="142%" fo:orphans="2" fo:widows="2" fo:text-indent="0in" style:auto-text-indent="false"/>
      <style:text-properties fo:font-variant="normal" fo:text-transform="none" fo:color="#005b99" loext:opacity="100%"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17" style:family="paragraph" style:parent-style-name="List_20_Heading">
      <style:paragraph-properties fo:margin-left="0in" fo:margin-right="0in" fo:margin-top="0in" fo:margin-bottom="0.0598in" style:contextual-spacing="false" style:line-height-at-least="0.2083in" fo:orphans="2" fo:widows="2" fo:text-indent="0in" style:auto-text-indent="false"/>
      <style:text-properties fo:font-variant="normal" fo:text-transform="none" fo:color="#333333" loext:opacity="100%" style:text-line-through-style="none" style:text-line-through-type="none" style:font-name="Lato" fo:font-size="13pt" fo:letter-spacing="normal" fo:font-style="normal" style:text-underline-style="none" fo:font-weight="normal" officeooo:paragraph-rsid="00050074" style:text-blinking="false" fo:background-color="transparent" style:font-size-asian="13pt" style:font-size-complex="13pt"/>
    </style:style>
    <style:style style:name="P18" style:family="paragraph" style:parent-style-name="List_20_Heading">
      <style:paragraph-properties fo:margin-left="0in" fo:margin-right="0in" fo:line-height="142%"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19" style:family="paragraph" style:parent-style-name="Preformatted_20_Text">
      <loext:graphic-properties draw:fill="solid" draw:fill-color="#333333" draw:opacity="100%"/>
      <style:paragraph-properties fo:margin-left="0in" fo:margin-right="0in" fo:margin-top="0in" fo:margin-bottom="0.0598in" style:contextual-spacing="false" fo:line-height="142%" fo:orphans="2" fo:widows="2" fo:text-indent="0in" style:auto-text-indent="false" fo:background-color="#333333" fo:padding="0.0598in" fo:border="none"/>
    </style:style>
    <style:style style:name="P20" style:family="paragraph" style:parent-style-name="Preformatted_20_Text">
      <loext:graphic-properties draw:fill="solid" draw:fill-color="#333333" draw:opacity="100%"/>
      <style:paragraph-properties fo:margin-left="0in" fo:margin-right="0in" fo:margin-top="0in" fo:margin-bottom="0.0598in" style:contextual-spacing="false" fo:line-height="142%" fo:orphans="2" fo:widows="2" fo:text-indent="0in" style:auto-text-indent="false"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21" style:family="paragraph" style:parent-style-name="Preformatted_20_Text" style:master-page-name="">
      <loext:graphic-properties draw:fill="solid" draw:fill-color="#333333" draw:opacity="100%"/>
      <style:paragraph-properties fo:margin-left="0in" fo:margin-right="0in" fo:margin-top="0in" fo:margin-bottom="0.0598in" style:contextual-spacing="false" fo:line-height="142%" fo:orphans="2" fo:widows="2" fo:text-indent="0in" style:auto-text-indent="false" style:page-number="auto" fo:background-color="#333333" fo:padding="0.0598in" fo:border="none"/>
    </style:style>
    <style:style style:name="P22" style:family="paragraph" style:parent-style-name="Preformatted_20_Text" style:master-page-name="">
      <loext:graphic-properties draw:fill="solid" draw:fill-color="#333333" draw:opacity="100%"/>
      <style:paragraph-properties fo:margin-left="0in" fo:margin-right="0in" fo:margin-top="0in" fo:margin-bottom="0.0598in" style:contextual-spacing="false" fo:line-height="142%" fo:orphans="2" fo:widows="2" fo:text-indent="0in" style:auto-text-indent="false" style:page-number="auto" fo:background-color="#333333" fo:padding="0.0598in" fo:border="none"/>
    </style:style>
    <style:style style:name="P23" style:family="paragraph" style:parent-style-name="Preformatted_20_Text" style:master-page-name="">
      <loext:graphic-properties draw:fill="solid" draw:fill-color="#333333" draw:opacity="100%"/>
      <style:paragraph-properties fo:margin-left="0in" fo:margin-right="0in" fo:margin-top="0in" fo:margin-bottom="0.0598in" style:contextual-spacing="false" fo:line-height="142%" fo:orphans="2" fo:widows="2" fo:text-indent="0in" style:auto-text-indent="false" style:page-number="auto" fo:background-color="#333333" fo:padding="0.0598in" fo:border="none"/>
      <style:text-properties fo:font-variant="normal" fo:text-transform="none" fo:color="#333333" loext:opacity="100%" style:font-name="Lato" fo:font-size="13pt" fo:letter-spacing="normal" fo:font-style="normal" fo:font-weight="normal" style:font-size-asian="13pt" style:font-size-complex="13pt"/>
    </style:style>
    <style:style style:name="P24" style:family="paragraph" style:parent-style-name="Preformatted_20_Text" style:master-page-name="">
      <loext:graphic-properties draw:fill="solid" draw:fill-color="#333333" draw:opacity="100%"/>
      <style:paragraph-properties fo:margin-left="0in" fo:margin-right="0in" fo:margin-top="0in" fo:margin-bottom="0.0598in" style:contextual-spacing="false" fo:line-height="142%" fo:orphans="2" fo:widows="2" fo:text-indent="0in" style:auto-text-indent="false" style:page-number="auto" fo:background-color="#333333" fo:padding="0.0598in" fo:border="none"/>
    </style:style>
    <style:style style:name="P25" style:family="paragraph" style:parent-style-name="Preformatted_20_Text" style:master-page-name="">
      <loext:graphic-properties draw:fill="solid" draw:fill-color="#333333" draw:opacity="100%"/>
      <style:paragraph-properties fo:margin-left="0in" fo:margin-right="0in" fo:margin-top="0in" fo:margin-bottom="0.0598in" style:contextual-spacing="false" fo:line-height="142%" fo:orphans="2" fo:widows="2" fo:text-indent="0in" style:auto-text-indent="false" style:page-number="auto" fo:background-color="#333333" fo:padding="0.0598in" fo:border="none"/>
    </style:style>
    <style:style style:name="P26" style:family="paragraph" style:parent-style-name="Preformatted_20_Text">
      <loext:graphic-properties draw:fill="solid" draw:fill-color="#333333" draw:opacity="100%"/>
      <style:paragraph-properties fo:margin-left="0in" fo:margin-right="0in" fo:margin-top="0in" fo:margin-bottom="0.1043in" style:contextual-spacing="false" fo:line-height="142%" fo:orphans="2" fo:widows="2" fo:text-indent="0in" style:auto-text-indent="false" fo:background-color="#333333" fo:padding="0.0598in" fo:border="none"/>
    </style:style>
    <style:style style:name="P27"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598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28"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799in" fo:border="0.06pt solid #cccccc"/>
      <style:text-properties fo:font-variant="normal" fo:text-transform="none" fo:color="#333333" loext:opacity="100%" style:font-name="Consolas" fo:font-size="13pt" fo:letter-spacing="normal" fo:font-style="normal" fo:font-weight="normal" style:font-size-asian="13pt" style:font-size-complex="13pt"/>
    </style:style>
    <style:style style:name="P29" style:family="paragraph" style:parent-style-name="Preformatted_20_Text" style:list-style-name="L26">
      <loext:graphic-properties draw:fill="solid" draw:fill-color="#333333" draw:opacity="100%"/>
      <style:paragraph-properties fo:margin-left="0in" fo:margin-right="0in" fo:margin-top="0in" fo:margin-bottom="0.1043in" style:contextual-spacing="false" fo:line-height="142%" fo:orphans="2" fo:widows="2" fo:text-indent="0in" style:auto-text-indent="false" fo:background-color="#333333" fo:padding="0.0799in" fo:border="none"/>
    </style:style>
    <style:style style:name="P30" style:family="paragraph" style:parent-style-name="Preformatted_20_Text" style:list-style-name="L23">
      <loext:graphic-properties draw:fill="solid" draw:fill-color="#333333" draw:opacity="100%"/>
      <style:paragraph-properties fo:margin-left="0in" fo:margin-right="0in" fo:margin-top="0in" fo:margin-bottom="0.1043in" style:contextual-spacing="false" fo:line-height="142%" fo:orphans="2" fo:widows="2" fo:text-indent="0in" style:auto-text-indent="false" fo:background-color="#333333" fo:padding="0.0799in" fo:border="none"/>
    </style:style>
    <style:style style:name="P31" style:family="paragraph" style:parent-style-name="Preformatted_20_Text" style:list-style-name="L25">
      <loext:graphic-properties draw:fill="solid" draw:fill-color="#333333" draw:opacity="100%"/>
      <style:paragraph-properties fo:margin-left="0in" fo:margin-right="0in" fo:margin-top="0in" fo:margin-bottom="0.1043in" style:contextual-spacing="false" fo:line-height="142%" fo:text-indent="0in" style:auto-text-indent="false" fo:background-color="#333333" fo:padding="0.0799in" fo:border="none"/>
    </style:style>
    <style:style style:name="P32" style:family="paragraph" style:parent-style-name="Preformatted_20_Text">
      <loext:graphic-properties draw:fill="solid" draw:fill-color="#333333" draw:opacity="100%"/>
      <style:paragraph-properties fo:margin-left="0in" fo:margin-right="0in" fo:margin-top="0in" fo:margin-bottom="0.0402in" style:contextual-spacing="false" fo:line-height="142%" fo:orphans="2" fo:widows="2" fo:text-indent="0in" style:auto-text-indent="false" fo:background-color="#333333" fo:padding="0.0598in" fo:border="none"/>
    </style:style>
    <style:style style:name="P33" style:family="paragraph" style:parent-style-name="Preformatted_20_Text">
      <loext:graphic-properties draw:fill="solid" draw:fill-color="#333333" draw:opacity="100%"/>
      <style:paragraph-properties fo:margin-left="0in" fo:margin-right="0in" fo:line-height="142%" fo:orphans="2" fo:widows="2" fo:text-indent="0in" style:auto-text-indent="false" fo:background-color="#333333" fo:padding="0.0799in" fo:border="none"/>
      <style:text-properties fo:font-variant="normal" fo:text-transform="none" fo:color="#333333" loext:opacity="100%" style:font-name="Lato" fo:font-size="13pt" fo:letter-spacing="normal" fo:font-style="normal" fo:font-weight="normal" style:font-size-asian="13pt" style:font-size-complex="13pt"/>
    </style:style>
    <style:style style:name="P34" style:family="paragraph" style:parent-style-name="Preformatted_20_Text" style:list-style-name="L26">
      <loext:graphic-properties draw:fill="solid" draw:fill-color="#333333" draw:opacity="100%"/>
      <style:paragraph-properties fo:margin-top="0in" fo:margin-bottom="0.1043in" style:contextual-spacing="false" fo:line-height="142%" fo:orphans="2" fo:widows="2" fo:background-color="#333333" fo:padding="0.0799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35" style:family="paragraph" style:parent-style-name="Preformatted_20_Text" style:list-style-name="L23">
      <loext:graphic-properties draw:fill="solid" draw:fill-color="#333333" draw:opacity="100%"/>
      <style:paragraph-properties fo:margin-top="0in" fo:margin-bottom="0.1043in" style:contextual-spacing="false" fo:line-height="142%" fo:orphans="2" fo:widows="2" fo:background-color="#333333" fo:padding="0.0799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36" style:family="paragraph" style:parent-style-name="Preformatted_20_Text" style:list-style-name="L23">
      <loext:graphic-properties draw:fill="solid" draw:fill-color="#333333" draw:opacity="100%"/>
      <style:paragraph-properties fo:margin-top="0in" fo:margin-bottom="0.1043in" style:contextual-spacing="false" fo:line-height="142%" fo:orphans="2" fo:widows="2" fo:background-color="#333333" fo:padding="0.0799in" fo:border="none"/>
      <style:text-properties fo:font-variant="normal" fo:text-transform="none" fo:color="#eeeeee" loext:opacity="100%" style:font-name="Consolas" fo:font-size="12pt" fo:letter-spacing="normal" fo:font-style="normal" fo:font-weight="normal" officeooo:paragraph-rsid="0094cb39" style:font-size-asian="12pt" style:font-size-complex="12pt"/>
    </style:style>
    <style:style style:name="P37" style:family="paragraph" style:parent-style-name="Preformatted_20_Text" style:list-style-name="L26">
      <loext:graphic-properties draw:fill="solid" draw:fill-color="#333333" draw:opacity="100%"/>
      <style:paragraph-properties fo:margin-top="0in" fo:margin-bottom="0.1043in" style:contextual-spacing="false" fo:line-height="142%" fo:orphans="2" fo:widows="2" fo:background-color="#333333" fo:padding="0.0799in" fo:border="none"/>
    </style:style>
    <style:style style:name="P38" style:family="paragraph" style:parent-style-name="Preformatted_20_Text" style:list-style-name="L23">
      <loext:graphic-properties draw:fill="solid" draw:fill-color="#333333" draw:opacity="100%"/>
      <style:paragraph-properties fo:margin-top="0in" fo:margin-bottom="0.1043in" style:contextual-spacing="false" fo:line-height="142%" fo:orphans="2" fo:widows="2" fo:background-color="#333333" fo:padding="0.0799in" fo:border="none"/>
    </style:style>
    <style:style style:name="P39" style:family="paragraph" style:parent-style-name="Preformatted_20_Text" style:list-style-name="L25">
      <loext:graphic-properties draw:fill="solid" draw:fill-color="#333333" draw:opacity="100%"/>
      <style:paragraph-properties fo:margin-top="0in" fo:margin-bottom="0.1043in" style:contextual-spacing="false" fo:line-height="142%" fo:background-color="#333333" fo:padding="0.0799in" fo:border="none"/>
    </style:style>
    <style:style style:name="P40" style:family="paragraph" style:parent-style-name="Preformatted_20_Text" style:list-style-name="L25">
      <loext:graphic-properties draw:fill="solid" draw:fill-color="#333333" draw:opacity="100%"/>
      <style:paragraph-properties fo:margin-top="0in" fo:margin-bottom="0.1043in" style:contextual-spacing="false" fo:line-height="142%" fo:background-color="#333333" fo:padding="0.0799in" fo:border="none"/>
      <style:text-properties fo:color="#eeeeee" loext:opacity="100%" style:font-name="Consolas" fo:font-size="12pt" style:font-size-asian="12pt" style:font-size-complex="12pt"/>
    </style:style>
    <style:style style:name="P41" style:family="paragraph" style:parent-style-name="Preformatted_20_Text">
      <loext:graphic-properties draw:fill="solid" draw:fill-color="#f5f5f5" draw:opacity="100%"/>
      <style:paragraph-properties fo:margin-left="0.0209in" fo:margin-right="0.0209in" fo:margin-top="0.0209in" fo:margin-bottom="0.0209in" style:contextual-spacing="false" fo:line-height="142%" fo:orphans="2" fo:widows="2" fo:text-indent="0in" style:auto-text-indent="false" fo:background-color="#f5f5f5" fo:padding="0.0598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42"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43"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598in" fo:border="none"/>
    </style:style>
    <style:style style:name="P44" style:family="paragraph" style:parent-style-name="Table_20_Contents">
      <loext:graphic-properties draw:fill="none"/>
      <style:paragraph-properties fo:margin-left="0.0402in" fo:margin-right="0in" fo:margin-top="0.0402in" fo:margin-bottom="0in" style:contextual-spacing="false" fo:line-height="142%" fo:orphans="0" fo:widows="0" fo:text-indent="0in" style:auto-text-indent="false" fo:background-color="transparent" text:number-lines="false" text:line-number="0"/>
    </style:style>
    <style:style style:name="P45" style:family="paragraph" style:parent-style-name="Table_20_Contents">
      <loext:graphic-properties draw:fill="none"/>
      <style:paragraph-properties fo:margin-left="0.0402in" fo:margin-right="0in" fo:margin-top="0.0402in" fo:margin-bottom="0in" style:contextual-spacing="false" fo:line-height="142%" fo:text-align="start" style:justify-single-word="false" fo:orphans="0" fo:widows="0" fo:text-indent="0in" style:auto-text-indent="false" fo:background-color="transparent" text:number-lines="false" text:line-number="0"/>
    </style:style>
    <style:style style:name="P46" style:family="paragraph" style:parent-style-name="Table_20_Contents">
      <loext:graphic-properties draw:fill="none"/>
      <style:paragraph-properties fo:margin-left="0.0402in" fo:margin-right="0in" fo:margin-top="0.0402in" fo:margin-bottom="0in" style:contextual-spacing="false" fo:line-height="142%" fo:orphans="0" fo:widows="0" fo:text-indent="0in" style:auto-text-indent="false" fo:background-color="transparent" text:number-lines="false" text:line-number="0"/>
      <style:text-properties style:font-name="Lato" fo:font-size="13pt" style:font-size-asian="13pt" style:font-size-complex="13pt"/>
    </style:style>
    <style:style style:name="P47" style:family="paragraph" style:parent-style-name="Table_20_Contents">
      <loext:graphic-properties draw:fill="none"/>
      <style:paragraph-properties fo:margin-left="0.0402in" fo:margin-right="0in" fo:margin-top="0.0402in" fo:margin-bottom="0in" style:contextual-spacing="false" fo:line-height="142%" fo:text-align="start" style:justify-single-word="false" fo:orphans="0" fo:widows="0" fo:text-indent="0in" style:auto-text-indent="false" fo:background-color="transparent" text:number-lines="false" text:line-number="0"/>
      <style:text-properties style:font-name="Lato" fo:font-size="13pt" style:font-size-asian="13pt" style:font-size-complex="13pt"/>
    </style:style>
    <style:style style:name="P48" style:family="paragraph" style:parent-style-name="Table_20_Heading">
      <loext:graphic-properties draw:fill="none"/>
      <style:paragraph-properties fo:margin-left="0.0402in" fo:margin-right="0in" fo:margin-top="0.0799in" fo:margin-bottom="0in" style:contextual-spacing="false" fo:line-height="142%" fo:text-align="start" style:justify-single-word="false" fo:orphans="0" fo:widows="0" fo:text-indent="0in" style:auto-text-indent="false" fo:background-color="transparent" text:number-lines="false" text:line-number="0"/>
      <style:text-properties style:font-name="Lato" fo:font-size="13pt" style:font-size-asian="13pt" style:font-size-complex="13pt"/>
    </style:style>
    <style:style style:name="P49" style:family="paragraph" style:parent-style-name="Table_20_Heading">
      <loext:graphic-properties draw:fill="none"/>
      <style:paragraph-properties fo:margin-left="0.0402in" fo:margin-right="0in" fo:margin-top="0.0402in" fo:margin-bottom="0in" style:contextual-spacing="false" fo:line-height="142%" fo:text-align="start" style:justify-single-word="false" fo:orphans="0" fo:widows="0" fo:text-indent="0in" style:auto-text-indent="false" fo:background-color="transparent" text:number-lines="false" text:line-number="0"/>
      <style:text-properties style:font-name="Lato" fo:font-size="13pt" style:font-size-asian="13pt" style:font-size-complex="13pt"/>
    </style:style>
    <style:style style:name="P50" style:family="paragraph" style:parent-style-name="Text_20_body" style:list-style-name="L18">
      <style:paragraph-properties fo:margin-top="0in" fo:margin-bottom="0.1043in" style:contextual-spacing="false" fo:orphans="2" fo:widows="2"/>
    </style:style>
    <style:style style:name="P51" style:family="paragraph" style:parent-style-name="Text_20_body" style:list-style-name="L22">
      <style:paragraph-properties fo:margin-top="0in" fo:margin-bottom="0.1043in" style:contextual-spacing="false" fo:orphans="2" fo:widows="2"/>
      <style:text-properties fo:font-variant="normal" fo:text-transform="none" fo:color="#333333" loext:opacity="100%" style:font-name="Lato" fo:font-size="13pt" fo:letter-spacing="normal" fo:font-style="normal" fo:font-weight="normal" style:font-size-asian="13pt" style:font-size-complex="13pt"/>
    </style:style>
    <style:style style:name="P52"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005b99" loext:opacity="100%"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53"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54" style:family="paragraph" style:parent-style-name="Text_20_body" style:list-style-name="L21">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55" style:family="paragraph" style:parent-style-name="Text_20_body" style:list-style-name="L26">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56" style:family="paragraph" style:parent-style-name="Text_20_body" style:list-style-name="L25">
      <style:paragraph-properties fo:margin-left="0in" fo:margin-right="0in" fo:margin-top="0in" fo:margin-bottom="0.1043in" style:contextual-spacing="false" fo:text-align="start" style:justify-single-word="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57" style:family="paragraph" style:parent-style-name="Text_20_body">
      <style:paragraph-properties fo:margin-left="0in" fo:margin-right="0in" fo:margin-top="0in" fo:margin-bottom="0.1043in" style:contextual-spacing="false" fo:orphans="2" fo:widows="2" fo:text-indent="0in" style:auto-text-indent="false"/>
    </style:style>
    <style:style style:name="P58" style:family="paragraph" style:parent-style-name="Text_20_body" style:list-style-name="L21">
      <style:paragraph-properties fo:margin-left="0in" fo:margin-right="0in" fo:margin-top="0in" fo:margin-bottom="0.1043in" style:contextual-spacing="false" fo:orphans="2" fo:widows="2" fo:text-indent="0in" style:auto-text-indent="false"/>
    </style:style>
    <style:style style:name="P59" style:family="paragraph" style:parent-style-name="Text_20_body" style:list-style-name="L23">
      <style:paragraph-properties fo:margin-left="0in" fo:margin-right="0in" fo:margin-top="0in" fo:margin-bottom="0.1043in" style:contextual-spacing="false" fo:orphans="2" fo:widows="2" fo:text-indent="0in" style:auto-text-indent="false"/>
    </style:style>
    <style:style style:name="P60" style:family="paragraph" style:parent-style-name="Text_20_body" style:list-style-name="L26">
      <style:paragraph-properties fo:margin-left="0in" fo:margin-right="0in" fo:margin-top="0in" fo:margin-bottom="0.1043in" style:contextual-spacing="false" fo:orphans="2" fo:widows="2" fo:text-indent="0in" style:auto-text-indent="false"/>
    </style:style>
    <style:style style:name="P61" style:family="paragraph" style:parent-style-name="Text_20_body" style:list-style-name="L25">
      <style:paragraph-properties fo:margin-left="0in" fo:margin-right="0in" fo:margin-top="0in" fo:margin-bottom="0.1043in" style:contextual-spacing="false" fo:text-indent="0in" style:auto-text-indent="false"/>
      <style:text-properties style:font-name="Lato" fo:font-size="13pt" style:font-size-asian="13pt" style:font-size-complex="13pt"/>
    </style:style>
    <style:style style:name="P62" style:family="paragraph" style:parent-style-name="Text_20_body" style:list-style-name="L25">
      <style:paragraph-properties fo:margin-left="0in" fo:margin-right="0in" fo:margin-top="0in" fo:margin-bottom="0.1043in" style:contextual-spacing="false" fo:text-indent="0in" style:auto-text-indent="false"/>
      <style:text-properties style:font-name="Lato" fo:font-size="13pt" officeooo:paragraph-rsid="0094cb39" style:font-size-asian="13pt" style:font-size-complex="13pt"/>
    </style:style>
    <style:style style:name="P63" style:family="paragraph" style:parent-style-name="Text_20_body" style:list-style-name="L25">
      <style:paragraph-properties fo:margin-left="0in" fo:margin-right="0in" fo:margin-top="0in" fo:margin-bottom="0.1043in" style:contextual-spacing="false" fo:text-align="start" style:justify-single-word="false" fo:orphans="2" fo:widows="2" fo:text-indent="0in" style:auto-text-indent="false"/>
      <style:text-properties style:font-name="Lato" fo:font-size="13pt" style:font-size-asian="13pt" style:font-size-complex="13pt"/>
    </style:style>
    <style:style style:name="P64" style:family="paragraph" style:parent-style-name="Text_20_body">
      <style:paragraph-properties fo:margin-left="0in" fo:margin-right="0in" fo:line-height="142%"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65" style:family="paragraph" style:parent-style-name="Text_20_body">
      <style:paragraph-properties fo:margin-left="0in" fo:margin-right="0in" fo:line-height="142%"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66" style:family="paragraph" style:parent-style-name="Text_20_body">
      <style:paragraph-properties fo:margin-left="0in" fo:margin-right="0in" fo:orphans="2" fo:widows="2" fo:text-indent="0in" style:auto-text-indent="false"/>
      <style:text-properties fo:font-variant="normal" fo:text-transform="none" fo:color="#333333" loext:opacity="100%" style:font-name="Lato" fo:font-size="13pt" fo:letter-spacing="normal" style:font-size-asian="13pt" style:font-size-complex="13pt"/>
    </style:style>
    <style:style style:name="P67" style:family="paragraph" style:parent-style-name="Text_20_body">
      <style:paragraph-properties fo:margin-left="0in" fo:margin-right="0in" fo:margin-top="0in" fo:margin-bottom="0.2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68" style:family="paragraph" style:parent-style-name="Text_20_body">
      <style:paragraph-properties fo:margin-left="0in" fo:margin-right="0in" fo:margin-top="0in" fo:margin-bottom="0.208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fo:background-color="#d9edf7" loext:padding-left="0.1563in" loext:padding-right="0in" loext:padding-top="0.1563in" loext:padding-bottom="0.1563in" loext:border-left="0.06pt solid #bce8f1" loext:border-right="none" loext:border-top="0.06pt solid #bce8f1" loext:border-bottom="0.06pt solid #bce8f1"/>
    </style:style>
    <style:style style:name="P69" style:family="paragraph" style:parent-style-name="Text_20_body">
      <style:paragraph-properties fo:margin-left="0in" fo:margin-right="0in" fo:margin-top="0in" fo:margin-bottom="0.2083in" style:contextual-spacing="false" fo:orphans="2" fo:widows="2" fo:text-indent="0in" style:auto-text-indent="false"/>
      <style:text-properties fo:font-variant="normal" fo:text-transform="none" fo:color="#333333" loext:opacity="100%" style:font-name="Lato" fo:font-size="13pt" fo:letter-spacing="normal" fo:font-style="normal" fo:font-weight="normal" fo:background-color="#fcf8e3" style:font-size-asian="13pt" style:font-size-complex="13pt" loext:padding-left="0.1563in" loext:padding-right="0in" loext:padding-top="0.1563in" loext:padding-bottom="0.1563in" loext:border-left="0.06pt solid #faebcc" loext:border-right="none" loext:border-top="0.06pt solid #faebcc" loext:border-bottom="0.06pt solid #faebcc"/>
    </style:style>
    <style:style style:name="P70" style:family="paragraph" style:parent-style-name="Text_20_body" style:list-style-name="L25">
      <style:paragraph-properties fo:margin-left="0in" fo:margin-right="0in" fo:margin-top="0in" fo:margin-bottom="0.2083in" style:contextual-spacing="false" fo:text-align="start" style:justify-single-word="false" fo:orphans="2" fo:widows="2" fo:text-indent="0in" style:auto-text-indent="false"/>
      <style:text-properties style:font-name="Lato" fo:font-size="13pt" style:font-size-asian="13pt" style:font-size-complex="13pt"/>
    </style:style>
    <style:style style:name="P71" style:family="paragraph" style:parent-style-name="Text_20_body">
      <style:paragraph-properties fo:margin-left="0in" fo:margin-right="0in" fo:margin-top="0.052in" fo:margin-bottom="0in" style:contextual-spacing="false" fo:orphans="2" fo:widows="2" fo:text-indent="0in" style:auto-text-indent="false"/>
      <style:text-properties fo:font-size="13pt" style:font-size-asian="13pt" style:font-size-complex="13pt"/>
    </style:style>
    <style:style style:name="P72" style:family="paragraph" style:parent-style-name="Text_20_body">
      <loext:graphic-properties draw:fill="solid" draw:fill-color="#fff0f5" draw:opacity="100%"/>
      <style:paragraph-properties fo:margin-left="0in" fo:margin-right="0in" fo:margin-top="0.052in" fo:margin-bottom="0in" style:contextual-spacing="false" fo:orphans="2" fo:widows="2" fo:text-indent="0in" style:auto-text-indent="false" fo:background-color="#fff0f5" fo:padding="0.0598in" fo:border="0.06pt solid #000000"/>
    </style:style>
    <style:style style:name="P73" style:family="paragraph" style:parent-style-name="Text_20_body">
      <loext:graphic-properties draw:fill="solid" draw:fill-color="#fff0f5" draw:opacity="100%"/>
      <style:paragraph-properties fo:margin-left="0in" fo:margin-right="0in" fo:margin-top="0.052in" fo:margin-bottom="0in" style:contextual-spacing="false" fo:orphans="2" fo:widows="2" fo:text-indent="0in" style:auto-text-indent="false" fo:background-color="#fff0f5" fo:padding="0.0598in" fo:border="0.06pt solid #000000"/>
      <style:text-properties fo:font-variant="normal" fo:text-transform="none" fo:color="#333333" loext:opacity="100%" style:font-name="Lato" fo:font-size="13pt" fo:letter-spacing="normal" fo:font-style="normal" fo:font-weight="normal" style:font-size-asian="13pt" style:font-size-complex="13pt"/>
    </style:style>
    <style:style style:name="P74" style:family="paragraph" style:parent-style-name="Text_20_body">
      <loext:graphic-properties draw:fill="solid" draw:fill-color="#fff0f5" draw:opacity="100%"/>
      <style:paragraph-properties fo:margin-left="0in" fo:margin-right="0in" fo:margin-top="0.052in" fo:margin-bottom="0in" style:contextual-spacing="false" fo:text-align="start" style:justify-single-word="false" fo:orphans="2" fo:widows="2" fo:text-indent="0in" style:auto-text-indent="false" fo:background-color="#fff0f5" fo:padding="0.0598in" fo:border="0.06pt solid #000000"/>
      <style:text-properties fo:font-variant="normal" fo:text-transform="none" fo:color="#333333" loext:opacity="100%" style:font-name="Lato" fo:font-size="13pt" fo:letter-spacing="normal" fo:font-style="normal" fo:font-weight="normal" style:font-size-asian="13pt" style:font-size-complex="13pt"/>
    </style:style>
    <style:style style:name="P75" style:family="paragraph" style:parent-style-name="Text_20_body">
      <loext:graphic-properties draw:fill="solid" draw:fill-color="#fff0f5" draw:opacity="100%"/>
      <style:paragraph-properties fo:margin-left="0in" fo:margin-right="0in" fo:margin-top="0.052in" fo:margin-bottom="0in" style:contextual-spacing="false" fo:text-align="start" style:justify-single-word="false" fo:orphans="2" fo:widows="2" fo:text-indent="0in" style:auto-text-indent="false" fo:background-color="#fff0f5" fo:padding="0.0598in" fo:border="0.06pt solid #000000"/>
    </style:style>
    <style:style style:name="P76" style:family="paragraph" style:parent-style-name="Text_20_body">
      <loext:graphic-properties draw:fill="solid" draw:fill-color="#e0ffff" draw:opacity="100%"/>
      <style:paragraph-properties fo:margin-left="0in" fo:margin-right="0in" fo:margin-top="0.052in" fo:margin-bottom="0in" style:contextual-spacing="false" fo:orphans="2" fo:widows="2" fo:text-indent="0in" style:auto-text-indent="false" fo:background-color="#e0ffff" fo:padding="0.0799in" fo:border="0.06pt solid #000000"/>
    </style:style>
    <style:style style:name="P77" style:family="paragraph" style:parent-style-name="Text_20_body">
      <loext:graphic-properties draw:fill="solid" draw:fill-color="#fff0f5" draw:opacity="100%"/>
      <style:paragraph-properties fo:margin-left="0in" fo:margin-right="0in" fo:line-height="142%" fo:orphans="2" fo:widows="2" fo:text-indent="0in" style:auto-text-indent="false" fo:background-color="#fff0f5" fo:padding="0.0598in" fo:border="0.06pt solid #000000"/>
      <style:text-properties fo:font-variant="normal" fo:text-transform="none" fo:color="#333333" loext:opacity="100%" style:font-name="Lato" fo:font-size="13pt" fo:letter-spacing="normal" fo:font-style="normal" fo:font-weight="normal" style:font-size-asian="13pt" style:font-size-complex="13pt"/>
    </style:style>
    <style:style style:name="P78" style:family="paragraph" style:parent-style-name="Text_20_body">
      <loext:graphic-properties draw:fill="solid" draw:fill-color="#fff0f5" draw:opacity="100%"/>
      <style:paragraph-properties fo:margin-left="0in" fo:margin-right="0in" fo:line-height="142%" fo:orphans="2" fo:widows="2" fo:text-indent="0in" style:auto-text-indent="false" fo:background-color="#fff0f5" fo:padding="0.0598in" fo:border="0.06pt solid #000000"/>
      <style:text-properties fo:font-variant="normal" fo:text-transform="none" fo:color="#333333" loext:opacity="100%" style:font-name="Lato" fo:font-size="13pt" fo:letter-spacing="normal" fo:font-style="normal" fo:font-weight="normal" style:font-size-asian="13pt" style:font-size-complex="13pt"/>
    </style:style>
    <style:style style:name="P79" style:family="paragraph" style:parent-style-name="Text_20_body">
      <loext:graphic-properties draw:fill="solid" draw:fill-color="#e0ffff" draw:opacity="100%"/>
      <style:paragraph-properties fo:margin-left="0in" fo:margin-right="0in" fo:line-height="142%" fo:orphans="2" fo:widows="2" fo:text-indent="0in" style:auto-text-indent="false" fo:background-color="#e0ffff" fo:padding="0.0799in" fo:border="0.06pt solid #000000"/>
      <style:text-properties fo:font-variant="normal" fo:text-transform="none" fo:color="#333333" loext:opacity="100%" style:font-name="Lato" fo:font-size="13pt" fo:letter-spacing="normal" fo:font-style="normal" fo:font-weight="normal" style:font-size-asian="13pt" style:font-size-complex="13pt"/>
    </style:style>
    <style:style style:name="P80" style:family="paragraph" style:parent-style-name="Text_20_body">
      <style:paragraph-properties fo:margin-left="0in" fo:margin-right="0in" fo:margin-top="0in" fo:margin-bottom="0.1201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81" style:family="paragraph" style:parent-style-name="Text_20_body" style:list-style-name="L26" style:master-page-name="">
      <loext:graphic-properties draw:fill="none"/>
      <style:paragraph-properties fo:margin-left="-0.4799in" fo:margin-right="0in" fo:margin-top="0in" fo:margin-bottom="0.1043in" style:contextual-spacing="false" fo:line-height="115%" fo:orphans="2" fo:widows="2" fo:text-indent="0in" style:auto-text-indent="false" style:page-number="auto" fo:background-color="transparent"/>
    </style:style>
    <style:style style:name="P82" style:family="paragraph" style:parent-style-name="Text_20_body" style:list-style-name="L23" style:master-page-name="">
      <loext:graphic-properties draw:fill="none"/>
      <style:paragraph-properties fo:margin-left="-0.4799in" fo:margin-right="0in" fo:margin-top="0in" fo:margin-bottom="0.1in" style:contextual-spacing="false" fo:line-height="115%" fo:text-align="start" style:justify-single-word="false" fo:orphans="2" fo:widows="2" fo:text-indent="0in" style:auto-text-indent="false" style:page-number="auto" fo:background-color="transparent"/>
      <style:text-properties officeooo:paragraph-rsid="0094cb39"/>
    </style:style>
    <style:style style:name="T1" style:family="text">
      <style:text-properties fo:color="#333333" loext:opacity="100%" fo:language="zxx" fo:country="none" style:text-underline-style="solid" style:text-underline-width="auto" style:text-underline-color="font-color" style:font-name-asian="Noto Sans CJK SC" style:font-size-asian="18pt" style:language-asian="zxx" style:country-asian="none" style:font-weight-asian="bold" style:font-name-complex="Lohit Devanagari" style:font-size-complex="18pt" style:language-complex="zxx" style:country-complex="none" style:font-weight-complex="bold"/>
    </style:style>
    <style:style style:name="T2" style:family="text">
      <style:text-properties fo:color="#333333" loext:opacity="100%" fo:language="zxx" fo:country="none" style:text-underline-style="solid" style:text-underline-width="auto" style:text-underline-color="font-color"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T3" style:family="text">
      <style:text-properties fo:color="#333333" loext:opacity="100%" style:font-name="Lato" fo:font-weight="bold"/>
    </style:style>
    <style:style style:name="T4" style:family="text">
      <style:text-properties fo:color="#333333" loext:opacity="100%" style:font-name="Lato" fo:font-size="13pt" style:font-size-asian="13pt" style:font-size-complex="13pt" loext:padding="0in" loext:border="none"/>
    </style:style>
    <style:style style:name="T5" style:family="text">
      <style:text-properties fo:font-variant="normal" fo:text-transform="none" fo:color="#333333" loext:opacity="100%" fo:letter-spacing="normal" fo:font-style="normal" fo:font-weight="bold"/>
    </style:style>
    <style:style style:name="T6" style:family="text">
      <style:text-properties fo:font-variant="normal" fo:text-transform="none" fo:color="#333333" loext:opacity="100%" fo:letter-spacing="normal" fo:font-style="normal" fo:font-weight="normal"/>
    </style:style>
    <style:style style:name="T7" style:family="text">
      <style:text-properties fo:font-variant="normal" fo:text-transform="none" fo:color="#333333" loext:opacity="100%" style:font-name="Helvetica Neue" fo:font-size="10.5pt" fo:letter-spacing="normal" fo:font-style="normal" fo:font-weight="normal"/>
    </style:style>
    <style:style style:name="T8" style:family="text">
      <style:text-properties fo:font-variant="normal" fo:text-transform="none" fo:color="#333333" loext:opacity="100%" style:font-name="Helvetica Neue" fo:letter-spacing="normal" fo:font-style="normal" fo:font-weight="normal"/>
    </style:style>
    <style:style style:name="T9" style:family="text">
      <style:text-properties fo:font-variant="normal" fo:text-transform="none" fo:color="#333333" loext:opacity="100%" style:font-name="Helvetica Neue" fo:font-size="13pt" fo:letter-spacing="normal" fo:font-style="normal" fo:font-weight="normal" style:font-size-asian="13pt" style:font-size-complex="13pt"/>
    </style:style>
    <style:style style:name="T10" style:family="text">
      <style:text-properties fo:font-variant="normal" fo:text-transform="none" fo:color="#333333" loext:opacity="100%" style:font-name="Courier New" fo:font-size="10.5pt" fo:letter-spacing="normal" fo:font-style="normal" fo:font-weight="normal" loext:padding="0in" loext:border="none"/>
    </style:style>
    <style:style style:name="T11" style:family="text">
      <style:text-properties fo:font-variant="normal" fo:text-transform="none" fo:color="#333333" loext:opacity="100%" style:font-name="Lato" fo:font-size="13pt" fo:letter-spacing="normal" fo:font-style="normal" fo:font-weight="bold" style:font-size-asian="13pt" style:font-size-complex="13pt"/>
    </style:style>
    <style:style style:name="T12" style:family="text">
      <style:text-properties fo:font-variant="normal" fo:text-transform="none" fo:color="#333333" loext:opacity="100%" style:font-name="Lato" fo:font-size="13pt" fo:letter-spacing="normal" fo:font-style="normal" fo:font-weight="normal" style:font-size-asian="13pt" style:font-size-complex="13pt"/>
    </style:style>
    <style:style style:name="T13" style:family="text">
      <style:text-properties fo:font-variant="normal" fo:text-transform="none" fo:color="#333333" loext:opacity="100%" style:font-name="Lato" fo:font-size="13pt" fo:letter-spacing="normal" fo:font-style="normal" fo:font-weight="normal" style:font-size-asian="13pt" style:font-size-complex="13pt" loext:padding="0in" loext:border="none"/>
    </style:style>
    <style:style style:name="T14" style:family="text">
      <style:text-properties fo:font-variant="normal" fo:text-transform="none" fo:color="#333333" loext:opacity="100%" style:font-name="Lato" fo:font-size="10.5pt" fo:letter-spacing="normal" fo:font-style="normal" fo:font-weight="normal"/>
    </style:style>
    <style:style style:name="T15" style:family="text">
      <style:text-properties fo:font-variant="normal" fo:text-transform="none" fo:color="#333333" loext:opacity="100%" style:font-name="Lato" fo:font-size="10.5pt" fo:letter-spacing="normal" fo:font-style="normal" fo:font-weight="normal" loext:padding="0in" loext:border="none"/>
    </style:style>
    <style:style style:name="T16" style:family="text">
      <style:text-properties fo:font-variant="normal" fo:text-transform="none" fo:color="#333333" loext:opacity="100%" style:font-name="Lato" fo:letter-spacing="normal" fo:font-style="normal" fo:font-weight="normal"/>
    </style:style>
    <style:style style:name="T17" style:family="text">
      <style:text-properties fo:font-variant="normal" fo:text-transform="none" fo:color="#333333" loext:opacity="100%" style:font-name="Lato" fo:letter-spacing="normal" fo:font-style="normal" fo:font-weight="normal" loext:padding="0in" loext:border="none"/>
    </style:style>
    <style:style style:name="T18" style:family="text">
      <style:text-properties fo:font-variant="normal" fo:text-transform="none" fo:color="#333333" loext:opacity="100%" style:font-name="Lato" fo:font-size="6pt" fo:letter-spacing="normal" fo:font-style="normal" fo:font-weight="normal" style:font-size-asian="6pt" style:font-size-complex="6pt"/>
    </style:style>
    <style:style style:name="T19" style:family="text">
      <style:text-properties fo:font-variant="normal" fo:text-transform="none" fo:color="#333333" loext:opacity="100%" style:font-name="Lato" fo:font-size="6pt" fo:letter-spacing="normal" fo:font-style="normal" fo:font-weight="normal" style:font-size-asian="6pt" style:font-size-complex="6pt" loext:padding="0in" loext:border="none"/>
    </style:style>
    <style:style style:name="T20" style:family="text">
      <style:text-properties fo:font-variant="normal" fo:text-transform="none" fo:color="#333333" loext:opacity="100%" fo:font-size="10.5pt" fo:letter-spacing="normal" fo:font-style="normal" fo:font-weight="normal"/>
    </style:style>
    <style:style style:name="T21" style:family="text">
      <style:text-properties fo:font-variant="normal" fo:text-transform="none" fo:color="#333333" loext:opacity="100%" fo:font-size="10.5pt" fo:letter-spacing="normal" fo:font-style="normal" fo:font-weight="normal" loext:padding="0in" loext:border="none"/>
    </style:style>
    <style:style style:name="T22" style:family="text">
      <style:text-properties fo:font-variant="normal" fo:text-transform="none" fo:color="#005b99" loext:opacity="100%" style:text-line-through-style="none" style:text-line-through-type="none" style:font-name="Lato" fo:font-size="13pt" fo:letter-spacing="normal" fo:font-style="normal" style:text-underline-style="none" fo:font-weight="normal" style:text-blinking="false" fo:background-color="transparent" loext:char-shading-value="0" style:font-size-asian="13pt" style:font-size-complex="13pt"/>
    </style:style>
    <style:style style:name="T23" style:family="text">
      <style:text-properties fo:font-variant="normal" fo:text-transform="none" fo:color="#c7254e" loext:opacity="100%" style:font-name="Courier New" fo:font-size="9pt" fo:letter-spacing="normal" fo:font-style="normal" fo:font-weight="normal" fo:background-color="#f9f2f4" loext:char-shading-value="0" loext:padding="0in" loext:border="none"/>
    </style:style>
    <style:style style:name="T24" style:family="text">
      <style:text-properties fo:font-variant="normal" fo:text-transform="none" fo:color="#c7254e" loext:opacity="100%" style:font-name="Courier New" fo:font-size="13pt" fo:letter-spacing="normal" fo:font-style="normal" fo:font-weight="normal" fo:background-color="#f9f2f4" loext:char-shading-value="0" style:font-size-asian="13pt" style:font-size-complex="13pt" loext:padding="0in" loext:border="none"/>
    </style:style>
    <style:style style:name="T25" style:family="text">
      <style:text-properties fo:font-variant="normal" fo:text-transform="none" fo:color="#c7254e" loext:opacity="100%" fo:font-size="9pt" fo:letter-spacing="normal" fo:font-style="normal" fo:font-weight="normal" fo:background-color="#f9f2f4" loext:char-shading-value="0" loext:padding="0in" loext:border="none"/>
    </style:style>
    <style:style style:name="T26" style:family="text">
      <style:text-properties fo:font-variant="normal" fo:text-transform="none" fo:color="#c7254e" loext:opacity="100%" style:font-name="Lato" fo:font-size="9pt" fo:letter-spacing="normal" fo:font-style="normal" fo:font-weight="normal" fo:background-color="#f9f2f4" loext:char-shading-value="0" loext:padding="0in" loext:border="none"/>
    </style:style>
    <style:style style:name="T27" style:family="text">
      <style:text-properties fo:font-variant="normal" fo:text-transform="none" fo:color="#c7254e" loext:opacity="100%" style:font-name="Lato" fo:letter-spacing="normal" fo:font-style="normal" fo:font-weight="normal" fo:background-color="#f9f2f4" loext:char-shading-value="0" loext:padding="0in" loext:border="none"/>
    </style:style>
    <style:style style:name="T28" style:family="text">
      <style:text-properties fo:font-variant="normal" fo:text-transform="none" fo:color="#c7254e" loext:opacity="100%" style:font-name="Lato" fo:font-size="13pt" fo:letter-spacing="normal" fo:font-style="normal" fo:font-weight="normal" fo:background-color="#f9f2f4" loext:char-shading-value="0" style:font-size-asian="13pt" style:font-size-complex="13pt" loext:padding="0in" loext:border="none"/>
    </style:style>
    <style:style style:name="T29" style:family="text">
      <style:text-properties fo:font-variant="normal" fo:text-transform="none" fo:color="#c7254e" loext:opacity="100%" style:font-name="Lato" fo:font-size="6pt" fo:letter-spacing="normal" fo:font-style="normal" fo:font-weight="normal" fo:background-color="#f9f2f4" loext:char-shading-value="0" style:font-size-asian="6pt" style:font-size-complex="6pt" loext:padding="0in" loext:border="none"/>
    </style:style>
    <style:style style:name="T30" style:family="text">
      <style:text-properties fo:font-variant="normal" fo:text-transform="none" fo:color="#8ae234" loext:opacity="100%" style:font-name="Courier New" fo:font-size="9.75pt" fo:letter-spacing="normal" fo:font-style="normal" fo:font-weight="bold"/>
    </style:style>
    <style:style style:name="T31" style:family="text">
      <style:text-properties fo:font-variant="normal" fo:text-transform="none" fo:color="#8ae234" loext:opacity="100%" style:font-name="Consolas" fo:font-size="12pt" fo:letter-spacing="normal" fo:font-style="normal" fo:font-weight="bold" style:font-size-asian="12pt" style:font-size-complex="12pt"/>
    </style:style>
    <style:style style:name="T32" style:family="text">
      <style:text-properties fo:font-variant="normal" fo:text-transform="none" fo:color="#8ae234" loext:opacity="100%" style:font-name="Lato" fo:font-size="13pt" fo:letter-spacing="normal" fo:font-style="normal" fo:font-weight="bold" style:font-size-asian="13pt" style:font-size-complex="13pt"/>
    </style:style>
    <style:style style:name="T33" style:family="text">
      <style:text-properties fo:font-variant="normal" fo:text-transform="none" fo:color="#8ae234" loext:opacity="100%" style:font-name="Lato" fo:letter-spacing="normal" fo:font-style="normal" fo:font-weight="bold"/>
    </style:style>
    <style:style style:name="T34" style:family="text">
      <style:text-properties fo:font-variant="normal" fo:text-transform="none" fo:color="#8ae234" loext:opacity="100%" style:font-name="Lato" fo:font-size="12pt" fo:letter-spacing="normal" fo:font-style="normal" fo:font-weight="bold" style:font-size-asian="12pt" style:font-size-complex="12pt"/>
    </style:style>
    <style:style style:name="T35" style:family="text">
      <style:text-properties fo:font-variant="normal" fo:text-transform="none" fo:color="#8ae234" loext:opacity="100%" style:font-name="Lato" fo:font-size="9.75pt" fo:letter-spacing="normal" fo:font-style="normal" fo:font-weight="bold"/>
    </style:style>
    <style:style style:name="T36" style:family="text">
      <style:text-properties fo:font-variant="normal" fo:text-transform="none" fo:color="#8ae234" loext:opacity="100%" style:font-name="Lato" fo:font-size="6pt" fo:letter-spacing="normal" fo:font-style="normal" fo:font-weight="bold" style:font-size-asian="6pt" style:font-size-complex="6pt"/>
    </style:style>
    <style:style style:name="T37" style:family="text">
      <style:text-properties fo:font-variant="normal" fo:text-transform="none" fo:color="#8ae234" loext:opacity="100%" fo:font-size="12pt" fo:letter-spacing="normal" fo:font-style="normal" fo:font-weight="bold" style:font-size-asian="12pt" style:font-size-complex="12pt"/>
    </style:style>
    <style:style style:name="T38" style:family="text">
      <style:text-properties fo:font-variant="normal" fo:text-transform="none" fo:color="#8ae234" loext:opacity="100%" fo:font-size="9.75pt" fo:letter-spacing="normal" fo:font-style="normal" fo:font-weight="bold"/>
    </style:style>
    <style:style style:name="T39" style:family="text">
      <style:text-properties fo:font-variant="normal" fo:text-transform="none" fo:color="#eeeeee" loext:opacity="100%" style:font-name="Courier New" fo:font-size="9.75pt" fo:letter-spacing="normal" fo:font-style="normal" fo:font-weight="bold"/>
    </style:style>
    <style:style style:name="T40" style:family="text">
      <style:text-properties fo:font-variant="normal" fo:text-transform="none" fo:color="#eeeeee" loext:opacity="100%" style:font-name="Courier New" fo:font-size="9.75pt" fo:letter-spacing="normal" fo:font-style="normal" fo:font-weight="normal"/>
    </style:style>
    <style:style style:name="T41" style:family="text">
      <style:text-properties fo:font-variant="normal" fo:text-transform="none" fo:color="#eeeeee" loext:opacity="100%" style:font-name="Consolas" fo:font-size="12pt" fo:letter-spacing="normal" fo:font-style="normal" fo:font-weight="bold" style:font-size-asian="12pt" style:font-size-complex="12pt"/>
    </style:style>
    <style:style style:name="T42" style:family="text">
      <style:text-properties fo:font-variant="normal" fo:text-transform="none" fo:color="#eeeeee" loext:opacity="100%" style:font-name="Consolas" fo:font-size="12pt" fo:letter-spacing="normal" fo:font-style="normal" fo:font-weight="normal" style:font-size-asian="12pt" style:font-size-complex="12pt"/>
    </style:style>
    <style:style style:name="T43" style:family="text">
      <style:text-properties fo:font-variant="normal" fo:text-transform="none" fo:color="#eeeeee" loext:opacity="100%" style:font-name="Lato" fo:font-size="13pt" fo:letter-spacing="normal" fo:font-style="normal" fo:font-weight="bold" style:font-size-asian="13pt" style:font-size-complex="13pt"/>
    </style:style>
    <style:style style:name="T44" style:family="text">
      <style:text-properties fo:font-variant="normal" fo:text-transform="none" fo:color="#eeeeee" loext:opacity="100%" style:font-name="Lato" fo:font-size="13pt" fo:letter-spacing="normal" fo:font-style="normal" fo:font-weight="normal" style:font-size-asian="13pt" style:font-size-complex="13pt"/>
    </style:style>
    <style:style style:name="T45" style:family="text">
      <style:text-properties fo:font-variant="normal" fo:text-transform="none" fo:color="#eeeeee" loext:opacity="100%" style:font-name="Lato" fo:letter-spacing="normal" fo:font-style="normal" fo:font-weight="bold"/>
    </style:style>
    <style:style style:name="T46" style:family="text">
      <style:text-properties fo:font-variant="normal" fo:text-transform="none" fo:color="#eeeeee" loext:opacity="100%" style:font-name="Lato" fo:letter-spacing="normal" fo:font-style="normal" fo:font-weight="normal"/>
    </style:style>
    <style:style style:name="T47" style:family="text">
      <style:text-properties fo:font-variant="normal" fo:text-transform="none" fo:color="#eeeeee" loext:opacity="100%" style:font-name="Lato" fo:font-size="12pt" fo:letter-spacing="normal" fo:font-style="normal" fo:font-weight="bold" style:font-size-asian="12pt" style:font-size-complex="12pt"/>
    </style:style>
    <style:style style:name="T48" style:family="text">
      <style:text-properties fo:font-variant="normal" fo:text-transform="none" fo:color="#eeeeee" loext:opacity="100%" style:font-name="Lato" fo:font-size="12pt" fo:letter-spacing="normal" fo:font-style="normal" fo:font-weight="normal" style:font-size-asian="12pt" style:font-size-complex="12pt"/>
    </style:style>
    <style:style style:name="T49" style:family="text">
      <style:text-properties fo:font-variant="normal" fo:text-transform="none" fo:color="#eeeeee" loext:opacity="100%" style:font-name="Lato" fo:font-size="9.75pt" fo:letter-spacing="normal" fo:font-style="normal" fo:font-weight="bold"/>
    </style:style>
    <style:style style:name="T50" style:family="text">
      <style:text-properties fo:font-variant="normal" fo:text-transform="none" fo:color="#eeeeee" loext:opacity="100%" style:font-name="Lato" fo:font-size="9.75pt" fo:letter-spacing="normal" fo:font-style="normal" fo:font-weight="normal"/>
    </style:style>
    <style:style style:name="T51" style:family="text">
      <style:text-properties fo:font-variant="normal" fo:text-transform="none" fo:color="#eeeeee" loext:opacity="100%" style:font-name="Lato" fo:font-size="6pt" fo:letter-spacing="normal" fo:font-style="normal" fo:font-weight="bold" style:font-size-asian="6pt" style:font-size-complex="6pt"/>
    </style:style>
    <style:style style:name="T52" style:family="text">
      <style:text-properties fo:font-variant="normal" fo:text-transform="none" fo:color="#eeeeee" loext:opacity="100%" style:font-name="Lato" fo:font-size="6pt" fo:letter-spacing="normal" fo:font-style="normal" fo:font-weight="normal" style:font-size-asian="6pt" style:font-size-complex="6pt"/>
    </style:style>
    <style:style style:name="T53" style:family="text">
      <style:text-properties fo:font-variant="normal" fo:text-transform="none" fo:color="#eeeeee" loext:opacity="100%" fo:font-size="12pt" fo:letter-spacing="normal" fo:font-style="normal" fo:font-weight="bold" style:font-size-asian="12pt" style:font-size-complex="12pt"/>
    </style:style>
    <style:style style:name="T54" style:family="text">
      <style:text-properties fo:font-variant="normal" fo:text-transform="none" fo:color="#eeeeee" loext:opacity="100%" fo:font-size="12pt" fo:letter-spacing="normal" fo:font-style="normal" fo:font-weight="normal" style:font-size-asian="12pt" style:font-size-complex="12pt"/>
    </style:style>
    <style:style style:name="T55" style:family="text">
      <style:text-properties fo:font-variant="normal" fo:text-transform="none" fo:color="#eeeeee" loext:opacity="100%" fo:font-size="9.75pt" fo:letter-spacing="normal" fo:font-style="normal" fo:font-weight="bold"/>
    </style:style>
    <style:style style:name="T56" style:family="text">
      <style:text-properties fo:font-variant="normal" fo:text-transform="none" fo:color="#eeeeee" loext:opacity="100%" fo:font-size="9.75pt" fo:letter-spacing="normal" fo:font-style="normal" fo:font-weight="normal"/>
    </style:style>
    <style:style style:name="T57" style:family="text">
      <style:text-properties fo:font-variant="normal" fo:text-transform="none" fo:color="#729fcf" loext:opacity="100%" style:font-name="Courier New" fo:font-size="9.75pt" fo:letter-spacing="normal" fo:font-style="normal" fo:font-weight="bold"/>
    </style:style>
    <style:style style:name="T58" style:family="text">
      <style:text-properties fo:font-variant="normal" fo:text-transform="none" fo:color="#729fcf" loext:opacity="100%" style:font-name="Consolas" fo:font-size="12pt" fo:letter-spacing="normal" fo:font-style="normal" fo:font-weight="bold" style:font-size-asian="12pt" style:font-size-complex="12pt"/>
    </style:style>
    <style:style style:name="T59" style:family="text">
      <style:text-properties fo:font-variant="normal" fo:text-transform="none" fo:color="#729fcf" loext:opacity="100%" style:font-name="Lato" fo:font-size="13pt" fo:letter-spacing="normal" fo:font-style="normal" fo:font-weight="bold" style:font-size-asian="13pt" style:font-size-complex="13pt"/>
    </style:style>
    <style:style style:name="T60" style:family="text">
      <style:text-properties fo:font-variant="normal" fo:text-transform="none" fo:color="#729fcf" loext:opacity="100%" style:font-name="Lato" fo:letter-spacing="normal" fo:font-style="normal" fo:font-weight="bold"/>
    </style:style>
    <style:style style:name="T61" style:family="text">
      <style:text-properties fo:font-variant="normal" fo:text-transform="none" fo:color="#729fcf" loext:opacity="100%" style:font-name="Lato" fo:font-size="12pt" fo:letter-spacing="normal" fo:font-style="normal" fo:font-weight="bold" style:font-size-asian="12pt" style:font-size-complex="12pt"/>
    </style:style>
    <style:style style:name="T62" style:family="text">
      <style:text-properties fo:font-variant="normal" fo:text-transform="none" fo:color="#729fcf" loext:opacity="100%" style:font-name="Lato" fo:font-size="9.75pt" fo:letter-spacing="normal" fo:font-style="normal" fo:font-weight="bold"/>
    </style:style>
    <style:style style:name="T63" style:family="text">
      <style:text-properties fo:font-variant="normal" fo:text-transform="none" fo:color="#729fcf" loext:opacity="100%" style:font-name="Lato" fo:font-size="6pt" fo:letter-spacing="normal" fo:font-style="normal" fo:font-weight="bold" style:font-size-asian="6pt" style:font-size-complex="6pt"/>
    </style:style>
    <style:style style:name="T64" style:family="text">
      <style:text-properties fo:font-variant="normal" fo:text-transform="none" fo:color="#729fcf" loext:opacity="100%" fo:font-size="12pt" fo:letter-spacing="normal" fo:font-style="normal" fo:font-weight="bold" style:font-size-asian="12pt" style:font-size-complex="12pt"/>
    </style:style>
    <style:style style:name="T65" style:family="text">
      <style:text-properties fo:font-variant="normal" fo:text-transform="none" fo:color="#729fcf" loext:opacity="100%" fo:font-size="9.75pt" fo:letter-spacing="normal" fo:font-style="normal" fo:font-weight="bold"/>
    </style:style>
    <style:style style:name="T66" style:family="text">
      <style:text-properties officeooo:rsid="00668cad"/>
    </style:style>
    <style:style style:name="T67" style:family="text">
      <style:text-properties fo:color="#ef2929" loext:opacity="100%" fo:background-color="#ffff99" loext:char-shading-value="0" loext:padding="0in" loext:border="none"/>
    </style:style>
    <style:style style:name="T68" style:family="text">
      <style:text-properties fo:background-color="#ffff99" loext:char-shading-value="0" loext:padding="0.0209in" loext:border="1.5pt solid #ebccd1"/>
    </style:style>
    <style:style style:name="T69" style:family="text">
      <style:text-properties fo:color="#8ae234" loext:opacity="100%"/>
    </style:style>
    <style:style style:name="T70" style:family="text">
      <style:text-properties fo:color="#8ae234" loext:opacity="100%" style:font-name="Courier New" fo:font-size="9.75pt" fo:font-weight="bold"/>
    </style:style>
    <style:style style:name="T71" style:family="text">
      <style:text-properties fo:color="#8ae234" loext:opacity="100%" fo:font-size="12pt" fo:font-weight="bold" style:font-size-asian="12pt" style:font-size-complex="12pt"/>
    </style:style>
    <style:style style:name="T72" style:family="text">
      <style:text-properties fo:color="#8ae234" loext:opacity="100%" style:font-name="Consolas" fo:font-size="12pt" fo:font-weight="bold" style:font-size-asian="12pt" style:font-size-complex="12pt"/>
    </style:style>
    <style:style style:name="T73" style:family="text">
      <style:text-properties fo:color="#8ae234" loext:opacity="100%" fo:font-weight="bold"/>
    </style:style>
    <style:style style:name="T74" style:family="text">
      <style:text-properties fo:color="#8ae234" loext:opacity="100%" style:font-name="Lato" fo:font-weight="bold"/>
    </style:style>
    <style:style style:name="T75" style:family="text">
      <style:text-properties fo:color="#8ae234" loext:opacity="100%" style:font-name="Lato" fo:font-size="12pt" fo:font-weight="bold" style:font-size-asian="12pt" style:font-size-complex="12pt"/>
    </style:style>
    <style:style style:name="T76" style:family="text">
      <style:text-properties fo:color="#8ae234" loext:opacity="100%" style:font-name="Lato" fo:font-size="9.75pt" fo:font-weight="bold"/>
    </style:style>
    <style:style style:name="T77" style:family="text">
      <style:text-properties fo:color="#8ae234" loext:opacity="100%" style:font-name="Lato" fo:font-size="6pt" fo:font-weight="bold" style:font-size-asian="6pt" style:font-size-complex="6pt"/>
    </style:style>
    <style:style style:name="T78" style:family="text">
      <style:text-properties fo:color="#8ae234" loext:opacity="100%" style:font-name="Lato" fo:font-size="13pt" fo:font-weight="bold" style:font-size-asian="13pt" style:font-size-complex="13pt"/>
    </style:style>
    <style:style style:name="T79" style:family="text">
      <style:text-properties fo:color="#8ae234" loext:opacity="100%" fo:font-size="9.75pt" fo:font-weight="bold"/>
    </style:style>
    <style:style style:name="T80" style:family="text">
      <style:text-properties fo:color="#8ae234" loext:opacity="100%" fo:font-size="6pt" fo:font-weight="bold" style:font-size-asian="6pt" style:font-size-complex="6pt"/>
    </style:style>
    <style:style style:name="T81" style:family="text">
      <style:text-properties fo:color="#eeeeee" loext:opacity="100%"/>
    </style:style>
    <style:style style:name="T82" style:family="text">
      <style:text-properties fo:color="#eeeeee" loext:opacity="100%" style:font-name="Courier New" fo:font-size="9.75pt"/>
    </style:style>
    <style:style style:name="T83" style:family="text">
      <style:text-properties fo:color="#eeeeee" loext:opacity="100%" style:font-name="Courier New" fo:font-size="9.75pt" fo:font-weight="bold"/>
    </style:style>
    <style:style style:name="T84" style:family="text">
      <style:text-properties fo:color="#eeeeee" loext:opacity="100%" fo:font-size="12pt" fo:font-weight="bold" style:font-size-asian="12pt" style:font-size-complex="12pt"/>
    </style:style>
    <style:style style:name="T85" style:family="text">
      <style:text-properties fo:color="#eeeeee" loext:opacity="100%" fo:font-size="12pt" style:font-size-asian="12pt" style:font-size-complex="12pt"/>
    </style:style>
    <style:style style:name="T86" style:family="text">
      <style:text-properties fo:color="#eeeeee" loext:opacity="100%" style:font-name="Consolas" fo:font-size="12pt" fo:font-weight="bold" style:font-size-asian="12pt" style:font-size-complex="12pt"/>
    </style:style>
    <style:style style:name="T87" style:family="text">
      <style:text-properties fo:color="#eeeeee" loext:opacity="100%" style:font-name="Consolas" fo:font-size="12pt" style:font-size-asian="12pt" style:font-size-complex="12pt"/>
    </style:style>
    <style:style style:name="T88" style:family="text">
      <style:text-properties fo:color="#eeeeee" loext:opacity="100%" fo:font-weight="bold"/>
    </style:style>
    <style:style style:name="T89" style:family="text">
      <style:text-properties fo:color="#eeeeee" loext:opacity="100%" style:font-name="Lato"/>
    </style:style>
    <style:style style:name="T90" style:family="text">
      <style:text-properties fo:color="#eeeeee" loext:opacity="100%" style:font-name="Lato" fo:font-weight="bold"/>
    </style:style>
    <style:style style:name="T91" style:family="text">
      <style:text-properties fo:color="#eeeeee" loext:opacity="100%" style:font-name="Lato" fo:font-size="12pt" fo:font-weight="bold" style:font-size-asian="12pt" style:font-size-complex="12pt"/>
    </style:style>
    <style:style style:name="T92" style:family="text">
      <style:text-properties fo:color="#eeeeee" loext:opacity="100%" style:font-name="Lato" fo:font-size="12pt" style:font-size-asian="12pt" style:font-size-complex="12pt"/>
    </style:style>
    <style:style style:name="T93" style:family="text">
      <style:text-properties fo:color="#eeeeee" loext:opacity="100%" style:font-name="Lato" fo:font-size="9.75pt"/>
    </style:style>
    <style:style style:name="T94" style:family="text">
      <style:text-properties fo:color="#eeeeee" loext:opacity="100%" style:font-name="Lato" fo:font-size="9.75pt" fo:font-weight="bold"/>
    </style:style>
    <style:style style:name="T95" style:family="text">
      <style:text-properties fo:color="#eeeeee" loext:opacity="100%" style:font-name="Lato" fo:font-size="6pt" fo:font-weight="bold" style:font-size-asian="6pt" style:font-size-complex="6pt"/>
    </style:style>
    <style:style style:name="T96" style:family="text">
      <style:text-properties fo:color="#eeeeee" loext:opacity="100%" style:font-name="Lato" fo:font-size="6pt" style:font-size-asian="6pt" style:font-size-complex="6pt"/>
    </style:style>
    <style:style style:name="T97" style:family="text">
      <style:text-properties fo:color="#eeeeee" loext:opacity="100%" style:font-name="Lato" fo:font-size="13pt" fo:font-weight="bold" style:font-size-asian="13pt" style:font-size-complex="13pt"/>
    </style:style>
    <style:style style:name="T98" style:family="text">
      <style:text-properties fo:color="#eeeeee" loext:opacity="100%" style:font-name="Lato" fo:font-size="13pt" style:font-size-asian="13pt" style:font-size-complex="13pt"/>
    </style:style>
    <style:style style:name="T99" style:family="text">
      <style:text-properties fo:color="#eeeeee" loext:opacity="100%" fo:font-size="9.75pt"/>
    </style:style>
    <style:style style:name="T100" style:family="text">
      <style:text-properties fo:color="#eeeeee" loext:opacity="100%" fo:font-size="9.75pt" fo:font-weight="bold"/>
    </style:style>
    <style:style style:name="T101" style:family="text">
      <style:text-properties fo:color="#eeeeee" loext:opacity="100%" fo:font-size="6pt" fo:font-weight="bold" style:font-size-asian="6pt" style:font-size-complex="6pt"/>
    </style:style>
    <style:style style:name="T102" style:family="text">
      <style:text-properties fo:color="#eeeeee" loext:opacity="100%" fo:font-size="6pt" style:font-size-asian="6pt" style:font-size-complex="6pt"/>
    </style:style>
    <style:style style:name="T103" style:family="text">
      <style:text-properties fo:color="#729fcf" loext:opacity="100%"/>
    </style:style>
    <style:style style:name="T104" style:family="text">
      <style:text-properties fo:color="#729fcf" loext:opacity="100%" style:font-name="Courier New" fo:font-size="9.75pt" fo:font-weight="bold"/>
    </style:style>
    <style:style style:name="T105" style:family="text">
      <style:text-properties fo:color="#729fcf" loext:opacity="100%" fo:font-size="12pt" fo:font-weight="bold" style:font-size-asian="12pt" style:font-size-complex="12pt"/>
    </style:style>
    <style:style style:name="T106" style:family="text">
      <style:text-properties fo:color="#729fcf" loext:opacity="100%" style:font-name="Consolas" fo:font-size="12pt" fo:font-weight="bold" style:font-size-asian="12pt" style:font-size-complex="12pt"/>
    </style:style>
    <style:style style:name="T107" style:family="text">
      <style:text-properties fo:color="#729fcf" loext:opacity="100%" fo:font-weight="bold"/>
    </style:style>
    <style:style style:name="T108" style:family="text">
      <style:text-properties fo:color="#729fcf" loext:opacity="100%" style:font-name="Lato" fo:font-weight="bold"/>
    </style:style>
    <style:style style:name="T109" style:family="text">
      <style:text-properties fo:color="#729fcf" loext:opacity="100%" style:font-name="Lato" fo:font-size="12pt" fo:font-weight="bold" style:font-size-asian="12pt" style:font-size-complex="12pt"/>
    </style:style>
    <style:style style:name="T110" style:family="text">
      <style:text-properties fo:color="#729fcf" loext:opacity="100%" style:font-name="Lato" fo:font-size="9.75pt" fo:font-weight="bold"/>
    </style:style>
    <style:style style:name="T111" style:family="text">
      <style:text-properties fo:color="#729fcf" loext:opacity="100%" style:font-name="Lato" fo:font-size="6pt" fo:font-weight="bold" style:font-size-asian="6pt" style:font-size-complex="6pt"/>
    </style:style>
    <style:style style:name="T112" style:family="text">
      <style:text-properties fo:color="#729fcf" loext:opacity="100%" style:font-name="Lato" fo:font-size="13pt" fo:font-weight="bold" style:font-size-asian="13pt" style:font-size-complex="13pt"/>
    </style:style>
    <style:style style:name="T113" style:family="text">
      <style:text-properties fo:color="#729fcf" loext:opacity="100%" fo:font-size="9.75pt" fo:font-weight="bold"/>
    </style:style>
    <style:style style:name="T114" style:family="text">
      <style:text-properties fo:color="#729fcf" loext:opacity="100%" fo:font-size="6pt" fo:font-weight="bold" style:font-size-asian="6pt" style:font-size-complex="6pt"/>
    </style:style>
    <style:style style:name="T115" style:family="text">
      <style:text-properties officeooo:rsid="00900f0c"/>
    </style:style>
    <style:style style:name="T116" style:family="text">
      <style:text-properties fo:font-weight="bold"/>
    </style:style>
    <style:style style:name="T117" style:family="text">
      <style:text-properties style:font-name="Helvetica Neue" fo:font-size="10.5pt" fo:font-weight="bold"/>
    </style:style>
    <style:style style:name="T118" style:family="text">
      <style:text-properties style:font-name="Helvetica Neue" style:text-underline-style="none" fo:font-weight="bold"/>
    </style:style>
    <style:style style:name="T119" style:family="text">
      <style:text-properties fo:font-size="10.5pt" fo:font-weight="bold"/>
    </style:style>
    <style:style style:name="T120" style:family="text">
      <style:text-properties style:text-underline-style="none"/>
    </style:style>
    <style:style style:name="T121" style:family="text">
      <style:text-properties style:font-name="Lato"/>
    </style:style>
    <style:style style:name="T122" style:family="text">
      <style:text-properties style:font-name="Lato" style:text-underline-style="none" fo:font-weight="bold"/>
    </style:style>
    <style:style style:name="T123" style:family="text">
      <style:text-properties style:font-name="Lato" fo:font-weight="bold"/>
    </style:style>
    <style:style style:name="T124" style:family="text">
      <style:text-properties style:font-name="Lato" fo:font-size="6pt" style:font-size-asian="6pt" style:font-size-complex="6pt"/>
    </style:style>
    <style:style style:name="T125" style:family="text">
      <style:text-properties style:font-name="Lato" fo:font-size="13pt" style:font-size-asian="13pt" style:font-size-complex="13pt"/>
    </style:style>
    <style:style style:name="T126" style:family="text">
      <style:text-properties fo:color="#34e2e2" loext:opacity="100%"/>
    </style:style>
    <style:style style:name="T127" style:family="text">
      <style:text-properties fo:font-size="6pt" fo:font-weight="bold" style:font-size-asian="6pt" style:font-size-complex="6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space-before="0.4909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text:bullet-char="•">
        <style:list-level-properties text:space-before="0.4909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DG Introduction to Linux I - Chapter <text:span text:style-name="T66">1</text:span><text:span text:style-name="T115">4 Filesystem Link</text:span></text:p>
      <text:p text:style-name="P1"/>
      <text:p text:style-name="P1"/>
      <text:p text:style-name="P3"><text:a xlink:type="simple" xlink:href="https://content.netdevgroup.com/contents/lpic1-s1/yKFwE7mjZp/#objectives" text:style-name="Internet_20_link" text:visited-style-name="Visited_20_Internet_20_Link"><text:span text:style-name="T1">Objectives</text:span></text:a></text:p>
      <text:p text:style-name="P4"/>
      <text:p text:style-name="P8">This chapter will cover the following exam objectives:</text:p>
      <text:p text:style-name="P52"><text:span text:style-name="Strong_20_Emphasis"><text:span text:style-name="T3">104.6: Create and change hard and symbolic links v2</text:span></text:span></text:p>
      <text:p text:style-name="P53">Weight: 2</text:p>
      <text:p text:style-name="P53">Candidates should be able to create and manage hard and symbolic links to a file.</text:p>
      <text:p text:style-name="P57"><text:span text:style-name="Strong_20_Emphasis"><text:span text:style-name="T11">Key Knowledge Areas:</text:span></text:span></text:p>
      <text:list xml:id="list506901432" text:style-name="L18">
        <text:list-item>
          <text:p text:style-name="P50"><text:span text:style-name="T12">Copying versus linking files.<text:line-break/></text:span><text:a xlink:type="simple" xlink:href="https://content.netdevgroup.com/contents/lpic1-s1/vN53XJVvTH/14.1" text:style-name="Internet_20_link" text:visited-style-name="Visited_20_Internet_20_Link"><text:span text:style-name="T22">Section 14.1</text:span></text:a></text:p>
        </text:list-item>
        <text:list-item>
          <text:p text:style-name="P50"><text:span text:style-name="T12">Use links to support system administration tasks.<text:line-break/></text:span><text:a xlink:type="simple" xlink:href="https://content.netdevgroup.com/contents/lpic1-s1/vN53XJVvTH/14.2" text:style-name="Internet_20_link" text:visited-style-name="Visited_20_Internet_20_Link"><text:span text:style-name="T22">Section 14.2</text:span></text:a></text:p>
        </text:list-item>
        <text:list-item>
          <text:p text:style-name="P50"><text:span text:style-name="T12">Create links.<text:line-break/></text:span><text:a xlink:type="simple" xlink:href="https://content.netdevgroup.com/contents/lpic1-s1/vN53XJVvTH/14.2" text:style-name="Internet_20_link" text:visited-style-name="Visited_20_Internet_20_Link"><text:span text:style-name="T22">Section 14.2</text:span></text:a><text:span text:style-name="T12"> | </text:span><text:a xlink:type="simple" xlink:href="https://content.netdevgroup.com/contents/lpic1-s1/vN53XJVvTH/14.3" text:style-name="Internet_20_link" text:visited-style-name="Visited_20_Internet_20_Link"><text:span text:style-name="T22">Section 14.3</text:span></text:a></text:p>
        </text:list-item>
        <text:list-item>
          <text:p text:style-name="P50"><text:span text:style-name="T12">Identify hard and/or soft links.<text:line-break/></text:span><text:a xlink:type="simple" xlink:href="https://content.netdevgroup.com/contents/lpic1-s1/vN53XJVvTH/14.2" text:style-name="Internet_20_link" text:visited-style-name="Visited_20_Internet_20_Link"><text:span text:style-name="T22">Section 14.2</text:span></text:a><text:span text:style-name="T12"> | </text:span><text:a xlink:type="simple" xlink:href="https://content.netdevgroup.com/contents/lpic1-s1/vN53XJVvTH/14.3" text:style-name="Internet_20_link" text:visited-style-name="Visited_20_Internet_20_Link"><text:span text:style-name="T22">Section 14.3</text:span></text:a><text:span text:style-name="T12"> | </text:span><text:a xlink:type="simple" xlink:href="https://content.netdevgroup.com/contents/lpic1-s1/vN53XJVvTH/14.4" text:style-name="Internet_20_link" text:visited-style-name="Visited_20_Internet_20_Link"><text:span text:style-name="T22">Section 14.4</text:span></text:a></text:p>
        </text:list-item>
      </text:list>
      <text:p text:style-name="P52"><text:span text:style-name="Strong_20_Emphasis"><text:span text:style-name="T11"/></text:span></text:p>
      <text:p text:style-name="P7"/>
      <text:p text:style-name="P7"/>
      <text:p text:style-name="P5"><text:a xlink:type="simple" xlink:href="https://content.netdevgroup.com/contents/lpic1-s1/yKFwE7mjZp/#terms" text:style-name="Internet_20_link" text:visited-style-name="Visited_20_Internet_20_Link"><text:span text:style-name="T2">Key Terms</text:span></text:a></text:p>
      <text:p text:style-name="P6"/>
      <text:p text:style-name="P17">ln</text:p>
      <text:p text:style-name="P15"><text:span text:style-name="T12">Command used to create a link between two files. The ln utility can be used to create either symbolic links or hard links based on the parameters supplied.<text:line-break/></text:span><text:a xlink:type="simple" xlink:href="https://content.netdevgroup.com/contents/lpic1-s1/vN53XJVvTH/14.2" text:style-name="Internet_20_link" text:visited-style-name="Visited_20_Internet_20_Link"><text:span text:style-name="T22">Section 14.2</text:span></text:a><text:span text:style-name="T12"> | </text:span><text:a xlink:type="simple" xlink:href="https://content.netdevgroup.com/contents/lpic1-s1/vN53XJVvTH/14.3" text:style-name="Internet_20_link" text:visited-style-name="Visited_20_Internet_20_Link"><text:span text:style-name="T22">Section 14.3</text:span></text:a></text:p>
      <text:p text:style-name="P15"><text:span text:style-name="T22"/></text:p>
      <text:p text:style-name="P18">ls</text:p>
      <text:p text:style-name="P15"><text:span text:style-name="T12">Command that will list information about files. The current directory is listed by default.<text:line-break/>| </text:span><text:a xlink:type="simple" xlink:href="https://content.netdevgroup.com/contents/lpic1-s1/vN53XJVvTH/14.2" text:style-name="Internet_20_link" text:visited-style-name="Visited_20_Internet_20_Link"><text:span text:style-name="T22">Section 14.2</text:span></text:a><text:span text:style-name="T12"> | </text:span><text:a xlink:type="simple" xlink:href="https://content.netdevgroup.com/contents/lpic1-s1/vN53XJVvTH/14.3" text:style-name="Internet_20_link" text:visited-style-name="Visited_20_Internet_20_Link"><text:span text:style-name="T22">Section 14.3</text:span></text:a><text:span text:style-name="T12"> | </text:span><text:a xlink:type="simple" xlink:href="https://content.netdevgroup.com/contents/lpic1-s1/vN53XJVvTH/14.4" text:style-name="Internet_20_link" text:visited-style-name="Visited_20_Internet_20_Link"><text:span text:style-name="T22">Section 14.4</text:span></text:a></text:p>
      <text:p text:style-name="P9"/>
      <text:p text:style-name="P9"/>
      <text:h text:style-name="P11" text:outline-level="2"><text:soft-page-break/><text:span text:style-name="T120">14.1 Introduction</text:span></text:h>
      <text:p text:style-name="P57"><text:span text:style-name="T9">Linux provides two different kinds of links for files within the filesystem: </text:span><text:span text:style-name="Variable"><text:span text:style-name="T9">hard links</text:span></text:span><text:span text:style-name="T9"> and </text:span><text:span text:style-name="Variable"><text:span text:style-name="T9">soft links</text:span></text:span><text:span text:style-name="T9">. Both provide the ability to have more than one path name that refers to the same file, but each has its own advantages and disadvantages.</text:span></text:p>
      <text:p text:style-name="P64"><text:span text:style-name="T120"/></text:p>
      <text:h text:style-name="P12" text:outline-level="2">14.2 Soft Links</text:h>
      <text:p text:style-name="P57"><text:span text:style-name="Variable"><text:span text:style-name="T12">Soft links</text:span></text:span><text:span text:style-name="T12">, also known as </text:span><text:span text:style-name="Variable"><text:span text:style-name="T12">symbolic links</text:span></text:span><text:span text:style-name="T12">, are files that are designed to point to other files via path names. For example, the </text:span><text:span text:style-name="Source_20_Text"><text:span text:style-name="T13">/bin/systemd</text:span></text:span><text:span text:style-name="T12"> file is a symbolic link that links to </text:span><text:span text:style-name="Source_20_Text"><text:span text:style-name="T13">/lib/systemd/systemd</text:span></text:span><text:span text:style-name="T12">.</text:span></text:p>
      <text:p text:style-name="P53">If it seems odd that anyone would want a file that points to another file, then consider the "Shortcuts" located on most desktops and menu bars. It is common for users to place icons on the Desktop that, when clicked, will run a program or open a file. Those icons are actually files that point to other files; in other words, those icons are soft links.</text:p>
      <text:p text:style-name="P53">As the Linux system grows and transforms, the organization of programs also changes. To retain some backward compatibility for programs and processes, and to make it easier for users and administrators, symbolic links are created which allow the use of programs from their legacy locations.</text:p>
      <text:p text:style-name="P57"><text:span text:style-name="T12">Another advantage of using links is that as programs are updated and version numbers change, administrators don’t need to remember the exact file name, version, and extension to run the program—as long as the link points to the current program. Sometimes entire command names are switched out, but the old name is kept as an alias; for example, the </text:span><text:span text:style-name="Source_20_Text"><text:span text:style-name="T28">vi</text:span></text:span><text:span text:style-name="T12"> command runs </text:span><text:span text:style-name="Source_20_Text"><text:span text:style-name="T28">vim</text:span></text:span><text:span text:style-name="T12">. Symbolic links on the system are stored in the </text:span><text:span text:style-name="Source_20_Text"><text:span text:style-name="T13">/etc/alternatives</text:span></text:span><text:span text:style-name="T12"> directory where they are managed by the </text:span><text:span text:style-name="Variable"><text:span text:style-name="T12">alternatives system</text:span></text:span><text:span text:style-name="T12">. The alternatives system manages, maintains, and updates information about the symbolic links so that system administrators can define which program and version are run when a user types a generic command.</text:span></text:p>
      <text:p text:style-name="P57"><text:span text:style-name="T12">This system allows developers to update information about their programs in the appropriate file in the </text:span><text:span text:style-name="Source_20_Text"><text:span text:style-name="T13">/etc/alternatives</text:span></text:span><text:span text:style-name="T12"> directory. Additionally, system administrators can modify these files to specify which program is executed when the user types a command. So, if a user types </text:span><text:span text:style-name="Source_20_Text"><text:span text:style-name="T13">ls</text:span></text:span><text:span text:style-name="T12"> at the prompt, it can be interpreted by the system as </text:span><text:span text:style-name="Source_20_Text"><text:span text:style-name="T13">ls.bin.1.1.2</text:span></text:span><text:span text:style-name="T12">, or </text:span><text:span text:style-name="Source_20_Text"><text:span text:style-name="T13">new_ls.bin.00.2.1.37.x</text:span></text:span><text:span text:style-name="T12">, or whichever file needs to respond to the basic command typed into the console.</text:span></text:p>
      <text:p text:style-name="P53">Links are organized into groups according to the functionality that the programs have. By default, the system automatically takes care of updating these groups when program files are <text:soft-page-break/>installed or updated. This way, most users do not need to be aware of changes in the underlying program files that provide the functionality required when they invoke a program.</text:p>
      <text:p text:style-name="P68"/>
      <text:p text:style-name="P79"><text:span text:style-name="Strong_20_Emphasis"><text:span text:style-name="T118">Consider This</text:span></text:span></text:p>
      <text:p text:style-name="P76"><text:span text:style-name="T9">More detail about the alternatives system can be found in the </text:span><text:span text:style-name="Source_20_Text"><text:span text:style-name="T24">update-alternatives</text:span></text:span><text:span text:style-name="T9"> man page:</text:span></text:p>
      <text:p text:style-name="P71"><text:span text:style-name="T8"/></text:p>
      <text:p text:style-name="P26"><text:span text:style-name="Strong_20_Emphasis"><text:span text:style-name="T31">sysadmin@localhost</text:span></text:span><text:span text:style-name="Strong_20_Emphasis"><text:span text:style-name="T41">:</text:span></text:span><text:span text:style-name="Strong_20_Emphasis"><text:span text:style-name="T58">~</text:span></text:span><text:span text:style-name="Strong_20_Emphasis"><text:span text:style-name="T41">$</text:span></text:span><text:span text:style-name="T42"> man update-alternatives</text:span></text:p>
      <text:p text:style-name="P64"><text:span text:style-name="T120"/></text:p>
      <text:p text:style-name="P64">Soft links are very visual compared to hard links. This is because soft links are distinguishable by their file type.</text:p>
      <text:p text:style-name="P57"><text:span text:style-name="T12">For example, a detailed listing of the </text:span><text:span text:style-name="Source_20_Text"><text:span text:style-name="T13">/bin/systemd</text:span></text:span><text:span text:style-name="T12"> file shows that it is a symbolic link that points to the </text:span><text:span text:style-name="Source_20_Text"><text:span text:style-name="T13">/lib/systemd/systemd</text:span></text:span><text:span text:style-name="T12"> file:</text:span></text:p>
      <text:p text:style-name="P32"><text:span text:style-name="Strong_20_Emphasis"><text:span text:style-name="T31">sysadmin@localhost</text:span></text:span><text:span text:style-name="Strong_20_Emphasis"><text:span text:style-name="T41">:</text:span></text:span><text:span text:style-name="Strong_20_Emphasis"><text:span text:style-name="T58">~</text:span></text:span><text:span text:style-name="Strong_20_Emphasis"><text:span text:style-name="T41">$</text:span></text:span><text:span text:style-name="T42"> ls -l /bin/systemd</text:span></text:p>
      <text:p text:style-name="P42">lrwxrwxrwx 1 root root 20 Feb 28 21:03 <text:span text:style-name="T126">/bin/systemd</text:span> -&gt; <text:span text:style-name="T69">/lib/systemd/systemd</text:span></text:p>
      <text:p text:style-name="P53">While this is helpful for regular users, it can sometimes be a disadvantage, as certain programs may refuse to work with the symbolic link type file and might require a regular file.</text:p>
      <text:p text:style-name="P57"><text:span text:style-name="T12">In a detailed listing of a symbolic link, notice that the first character preceding the permissions is the letter </text:span><text:span text:style-name="Source_20_Text"><text:span text:style-name="T13">l</text:span></text:span><text:span text:style-name="T12">:</text:span></text:p>
      <text:p text:style-name="P41"><text:span text:style-name="T68">l</text:span>rwxrwxrwx 1 root root 20 Feb 28 21:03 /bin/systemd -&gt; /lib/systemd/systemd <text:s/></text:p>
      <text:p text:style-name="P66">‌⁠​​⁠​ </text:p>
      <text:p text:style-name="P53">The other thing to notice about listing a soft link is that the link file name is followed by an arrow, which points to a path name: </text:p>
      <text:p text:style-name="P41">lrwxrwxrwx 1 root root 20 Feb 28 21:03 <text:span text:style-name="T68">/bin/systemd -&gt; /lib/systemd/systemd</text:span></text:p>
      <text:p text:style-name="P57"><text:span text:style-name="T12">When accessing the </text:span><text:span text:style-name="Source_20_Text"><text:span text:style-name="T13">/bin/systemd</text:span></text:span><text:span text:style-name="T12"> file, the link is followed, and the </text:span><text:span text:style-name="Source_20_Text"><text:span text:style-name="T13">/lib/systemd/systemd</text:span></text:span><text:span text:style-name="T12"> file is accessed instead. In other words, the </text:span><text:span text:style-name="Source_20_Text"><text:span text:style-name="T28">less /bin/systemd</text:span></text:span><text:span text:style-name="T12"> command will really display the content of the </text:span><text:span text:style-name="Source_20_Text"><text:span text:style-name="T13">/lib/systemd/systemd</text:span></text:span><text:span text:style-name="T12"> file.</text:span></text:p>
      <text:p text:style-name="P57"><text:span text:style-name="T12">The permissions that appear on the soft link only determine who may attempt to follow the link. Typically, the permissions on the soft link are </text:span><text:span text:style-name="Source_20_Text"><text:span text:style-name="T13">rwx</text:span></text:span><text:span text:style-name="T12"> for all users. The permissions on the file that has been linked to will determine the actual or effective permissions that a user will have, if they attempt to follow the link.</text:span></text:p>
      <text:p text:style-name="P57"><text:soft-page-break/><text:span text:style-name="T12">For example, the permissions on the </text:span><text:span text:style-name="Source_20_Text"><text:span text:style-name="T13">/bin/systemd</text:span></text:span><text:span text:style-name="T12"> file are </text:span><text:span text:style-name="Source_20_Text"><text:span text:style-name="T13">rwxrwxrwx</text:span></text:span><text:span text:style-name="T12">, which indicate that everyone would have full access on the link file.</text:span></text:p>
      <text:p text:style-name="P57"><text:span text:style-name="T12">However, examining the permissions on the </text:span><text:span text:style-name="Source_20_Text"><text:span text:style-name="T13">/lib/systemd/systemd</text:span></text:span><text:span text:style-name="T12"> file shows that only the </text:span><text:span text:style-name="Source_20_Text"><text:span text:style-name="T13">root</text:span></text:span><text:span text:style-name="T12"> user would have </text:span><text:span text:style-name="Variable"><text:span text:style-name="T12">write</text:span></text:span><text:span text:style-name="T12"> access to the file:</text:span></text:p>
      <text:p text:style-name="P32"><text:span text:style-name="Strong_20_Emphasis"><text:span text:style-name="T31">sysadmin@localhost</text:span></text:span><text:span text:style-name="Strong_20_Emphasis"><text:span text:style-name="T41">:</text:span></text:span><text:span text:style-name="Strong_20_Emphasis"><text:span text:style-name="T58">~</text:span></text:span><text:span text:style-name="Strong_20_Emphasis"><text:span text:style-name="T41">$</text:span></text:span><text:span text:style-name="T42"> ls -l /lib/systemd/systemd</text:span></text:p>
      <text:p text:style-name="P42">-rwxr-xr-x 1 root root 1595792 Feb 28 21:03 <text:span text:style-name="T69">/lib/systemd/systemd</text:span></text:p>
      <text:p text:style-name="P57"><text:span text:style-name="T12">To create a soft link file, use the </text:span><text:span text:style-name="Source_20_Text"><text:span text:style-name="T28">ln</text:span></text:span><text:span text:style-name="T12"> command with the </text:span><text:span text:style-name="Source_20_Text"><text:span text:style-name="T28">-s</text:span></text:span><text:span text:style-name="T12"> option. The first argument is the original file name, and the second argument is the name of the link to be created.</text:span></text:p>
      <text:p text:style-name="P27">ln -s TARGET LINK_NAME</text:p>
      <text:p text:style-name="P57"><text:span text:style-name="T12">Be sure to put the arguments in the correct order, as it is not possible to create a link from a file name that already exists. In the following example, we will create a file called </text:span><text:span text:style-name="Source_20_Text"><text:span text:style-name="T13">file1.txt</text:span></text:span><text:span text:style-name="T12"> and attempt to create a soft link file called </text:span><text:span text:style-name="Source_20_Text"><text:span text:style-name="T13">file2.txt</text:span></text:span><text:span text:style-name="T12">:</text:span></text:p>
      <text:p text:style-name="P32"><text:span text:style-name="Strong_20_Emphasis"><text:span text:style-name="T31">sysadmin@localhost</text:span></text:span><text:span text:style-name="Strong_20_Emphasis"><text:span text:style-name="T41">:</text:span></text:span><text:span text:style-name="Strong_20_Emphasis"><text:span text:style-name="T58">~</text:span></text:span><text:span text:style-name="Strong_20_Emphasis"><text:span text:style-name="T41">$</text:span></text:span><text:span text:style-name="T42"> touch file1.txt</text:span></text:p>
      <text:p text:style-name="P43"><text:span text:style-name="Strong_20_Emphasis"><text:span text:style-name="T31">sysadmin@localhost</text:span></text:span><text:span text:style-name="Strong_20_Emphasis"><text:span text:style-name="T41">:</text:span></text:span><text:span text:style-name="Strong_20_Emphasis"><text:span text:style-name="T58">~</text:span></text:span><text:span text:style-name="Strong_20_Emphasis"><text:span text:style-name="T41">$</text:span></text:span><text:span text:style-name="T42"> ln -s file2.txt file1.txt</text:span></text:p>
      <text:p text:style-name="P42">ln: failed to create symbolic link `file1.txt': File exists </text:p>
      <text:p text:style-name="P53">Switch the arguments from the example above around, and a symbolic link is successfully created:</text:p>
      <text:p text:style-name="P26"><text:span text:style-name="Strong_20_Emphasis"><text:span text:style-name="T31">sysadmin@localhost</text:span></text:span><text:span text:style-name="Strong_20_Emphasis"><text:span text:style-name="T41">:</text:span></text:span><text:span text:style-name="Strong_20_Emphasis"><text:span text:style-name="T58">~</text:span></text:span><text:span text:style-name="Strong_20_Emphasis"><text:span text:style-name="T41">$</text:span></text:span><text:span text:style-name="T42"> ln -s file1.txt file2.txt</text:span></text:p>
      <text:p text:style-name="P43"><text:span text:style-name="Strong_20_Emphasis"><text:span text:style-name="T31">sysadmin@localhost</text:span></text:span><text:span text:style-name="Strong_20_Emphasis"><text:span text:style-name="T41">:</text:span></text:span><text:span text:style-name="Strong_20_Emphasis"><text:span text:style-name="T58">~</text:span></text:span><text:span text:style-name="Strong_20_Emphasis"><text:span text:style-name="T41">$</text:span></text:span><text:span text:style-name="T42"> ls -l file*</text:span></text:p>
      <text:p text:style-name="P42">-rw-rw-r-- 1 sysadmin sysadmin 0 May <text:s/>9 02:48 file1.txt</text:p>
      <text:p text:style-name="P42">lrwxrwxrwx 1 sysadmin sysadmin 9 May <text:s/>9 02:49 <text:span text:style-name="T126">file2.txt</text:span> -&gt; file1.txt</text:p>
      <text:p text:style-name="P57"><text:span text:style-name="T12">Unlike hard links, soft link files </text:span><text:span text:style-name="Variable"><text:span text:style-name="T12">do not</text:span></text:span><text:span text:style-name="T12"> increase the </text:span><text:span text:style-name="Variable"><text:span text:style-name="T12">link count</text:span></text:span><text:span text:style-name="T12"> number associated with a regular file. In the above example, the link count number for the </text:span><text:span text:style-name="Source_20_Text"><text:span text:style-name="T13">./file1.txt</text:span></text:span><text:span text:style-name="T12"> file would stay at one, regardless of how many soft or symbolic link files were created to refer to that file. Recall that the link count is the number immediately following the permissions field:</text:span></text:p>
      <text:p text:style-name="P41">-rw-r--r-- <text:span text:style-name="T68">1</text:span> sysadmin sysadmin May 9 14:39 file1.txt</text:p>
      <text:p text:style-name="P41">lrwxrwxrwx <text:span text:style-name="T68">1</text:span> sysadmin sysadmin May 9 14:39 file2.txt -&gt; file1.txt</text:p>
      <text:p text:style-name="P64"/>
      <text:p text:style-name="P64"><text:span text:style-name="T120"/></text:p>
      <text:p text:style-name="P64"><text:span text:style-name="T120"/></text:p>
      <text:p text:style-name="P64"><text:span text:style-name="T120"/></text:p>
      <text:h text:style-name="P10" text:outline-level="2"><text:soft-page-break/><text:span text:style-name="T120">14.3 Hard Links</text:span></text:h>
      <text:p text:style-name="P57"><text:span text:style-name="T12">Hard link files are just like regular files except that they share an </text:span><text:span text:style-name="Variable"><text:span text:style-name="T12">inode</text:span></text:span><text:span text:style-name="T12"> with another file. This means that although the path names for the hard linked files may be different, everything else about them is identical. This sometimes gives hard links the advantage over soft links in that programs are unable to distinguish between a regular file and a hard linked file.</text:span></text:p>
      <text:p text:style-name="P57"><text:span text:style-name="T12">To understand </text:span><text:span text:style-name="Variable"><text:span text:style-name="T12">hard links</text:span></text:span><text:span text:style-name="T12">, it is helpful to understand a little bit about how the file system keeps track of files. For every file created, there is a block of data on the file system that stores the </text:span><text:span text:style-name="Variable"><text:span text:style-name="T12">metadata</text:span></text:span><text:span text:style-name="T12"> of the file. Metadata includes information about the file like the permissions, ownership, and timestamps. Metadata does not include the file name or the contents of the file, but it does include just about all other information about the file.</text:span></text:p>
      <text:p text:style-name="P57"><text:span text:style-name="T12">This metadata is called the file's </text:span><text:span text:style-name="Variable"><text:span text:style-name="T12">inode table</text:span></text:span><text:span text:style-name="T12">. The inode table also includes pointers to the other blocks on the file system called </text:span><text:span text:style-name="Variable"><text:span text:style-name="T12">data blocks</text:span></text:span><text:span text:style-name="T12"> where the data is stored.</text:span></text:p>
      <text:p text:style-name="P57"><text:span text:style-name="T12">Every file on a partition has a unique identification number called an </text:span><text:span text:style-name="Variable"><text:span text:style-name="T12">inode number</text:span></text:span><text:span text:style-name="T12">. The </text:span><text:span text:style-name="Source_20_Text"><text:span text:style-name="T28">ls -i</text:span></text:span><text:span text:style-name="T12"> command displays the inode number of a file.</text:span></text:p>
      <text:p text:style-name="P21"><text:span text:style-name="Strong_20_Emphasis"><text:span text:style-name="T31">sysadmin@localhost</text:span></text:span><text:span text:style-name="Strong_20_Emphasis"><text:span text:style-name="T41">:</text:span></text:span><text:span text:style-name="Strong_20_Emphasis"><text:span text:style-name="T58">~</text:span></text:span><text:span text:style-name="Strong_20_Emphasis"><text:span text:style-name="T41">$</text:span></text:span><text:span text:style-name="T42"> ls -i ~/Documents/linux.txt <text:s text:c="30"/></text:span></text:p>
      <text:p text:style-name="P20">73798439 /home/sysadmin/Documents/linux.txt</text:p>
      <text:p text:style-name="P53">Like users and groups, what defines a file is not its name, but rather the number it has been assigned. The inode table does not include the file name. For each file, there is also an entry that is stored in a directory's data area (data block) that includes an association between an inode number and a file name.</text:p>
      <text:p text:style-name="P57"><text:span text:style-name="T12">In the data block for the </text:span><text:span text:style-name="Source_20_Text"><text:span text:style-name="T13">/etc</text:span></text:span><text:span text:style-name="T12"> directory, there would be a list of all of the files in this directory and their corresponding inode number. For example:</text:span></text:p>
      <table:table table:name="Table1" table:style-name="Table1">
        <table:table-column table:style-name="Table1.A"/>
        <table:table-column table:style-name="Table1.B"/>
        <table:table-header-rows>
          <table:table-row table:style-name="TableLine94003653534496">
            <table:table-cell table:style-name="Table1.A1" office:value-type="string">
              <text:p text:style-name="P48">File Name</text:p>
            </table:table-cell>
            <table:table-cell table:style-name="Table1.B1" office:value-type="string">
              <text:p text:style-name="P48">Inode Number</text:p>
            </table:table-cell>
          </table:table-row>
        </table:table-header-rows>
        <table:table-row table:style-name="TableLine94003653534496">
          <table:table-cell table:style-name="Table1.A2" office:value-type="string">
            <text:p text:style-name="P44"><text:span text:style-name="Source_20_Text"><text:span text:style-name="T4">passwd</text:span></text:span></text:p>
          </table:table-cell>
          <table:table-cell table:style-name="Table1.B2" office:value-type="string">
            <text:p text:style-name="P46">123</text:p>
          </table:table-cell>
        </table:table-row>
        <table:table-row table:style-name="TableLine94003653534496">
          <table:table-cell table:style-name="Table1.A3" office:value-type="string">
            <text:p text:style-name="P44"><text:span text:style-name="Source_20_Text"><text:span text:style-name="T4">shadow</text:span></text:span></text:p>
          </table:table-cell>
          <table:table-cell table:style-name="Table1.B3" office:value-type="string">
            <text:p text:style-name="P46">175</text:p>
          </table:table-cell>
        </table:table-row>
        <table:table-row table:style-name="TableLine94003653534496">
          <table:table-cell table:style-name="Table1.A4" office:value-type="string">
            <text:p text:style-name="P44"><text:span text:style-name="Source_20_Text"><text:span text:style-name="T4">group</text:span></text:span></text:p>
          </table:table-cell>
          <table:table-cell table:style-name="Table1.B4" office:value-type="string">
            <text:p text:style-name="P46">144</text:p>
          </table:table-cell>
        </table:table-row>
        <table:table-row table:style-name="TableLine94003653534496">
          <table:table-cell table:style-name="Table1.A5" office:value-type="string">
            <text:p text:style-name="P44"><text:span text:style-name="Source_20_Text"><text:span text:style-name="T4">gshadow</text:span></text:span></text:p>
          </table:table-cell>
          <table:table-cell table:style-name="Table1.B5" office:value-type="string">
            <text:p text:style-name="P46">897</text:p>
          </table:table-cell>
        </table:table-row>
      </table:table>
      <text:p text:style-name="P57"><text:span text:style-name="T12">When you attempt to access the </text:span><text:span text:style-name="Source_20_Text"><text:span text:style-name="T13">/etc/passwd</text:span></text:span><text:span text:style-name="T12"> file, the system uses this table to translate the file name into an inode number. It then retrieves the file data by looking at the information in the inode table for the file.</text:span></text:p>
      <text:p text:style-name="P53">Hard links are two file names that point to the same inode. For example, consider the following directory entries:</text:p>
      <table:table table:name="Table2" table:style-name="Table2">
        <table:table-column table:style-name="Table2.A"/>
        <table:table-column table:style-name="Table2.B"/>
        <table:table-header-rows>
          <text:soft-page-break/>
          <table:table-row table:style-name="TableLine94003650049856">
            <table:table-cell table:style-name="Table2.A1" office:value-type="string">
              <text:p text:style-name="P49">File Name</text:p>
            </table:table-cell>
            <table:table-cell table:style-name="Table2.B1" office:value-type="string">
              <text:p text:style-name="P49">Inode Number</text:p>
            </table:table-cell>
          </table:table-row>
        </table:table-header-rows>
        <table:table-row table:style-name="TableLine94003650049856">
          <table:table-cell table:style-name="Table2.A2" office:value-type="string">
            <text:p text:style-name="P45"><text:span text:style-name="Source_20_Text"><text:span text:style-name="T4">passwd</text:span></text:span></text:p>
          </table:table-cell>
          <table:table-cell table:style-name="Table2.B2" office:value-type="string">
            <text:p text:style-name="P47">123</text:p>
          </table:table-cell>
        </table:table-row>
        <table:table-row table:style-name="TableLine94003650049856">
          <table:table-cell table:style-name="Table2.A3" office:value-type="string">
            <text:p text:style-name="P45"><text:span text:style-name="Source_20_Text"><text:span text:style-name="T4">mypasswd</text:span></text:span></text:p>
          </table:table-cell>
          <table:table-cell table:style-name="Table2.B3" office:value-type="string">
            <text:p text:style-name="P47">123</text:p>
          </table:table-cell>
        </table:table-row>
        <table:table-row table:style-name="TableLine94003650049856">
          <table:table-cell table:style-name="Table2.A4" office:value-type="string">
            <text:p text:style-name="P45"><text:span text:style-name="Source_20_Text"><text:span text:style-name="T4">shadow</text:span></text:span></text:p>
          </table:table-cell>
          <table:table-cell table:style-name="Table2.B4" office:value-type="string">
            <text:p text:style-name="P47">175</text:p>
          </table:table-cell>
        </table:table-row>
        <table:table-row table:style-name="TableLine94003650049856">
          <table:table-cell table:style-name="Table2.A5" office:value-type="string">
            <text:p text:style-name="P45"><text:span text:style-name="Source_20_Text"><text:span text:style-name="T4">group</text:span></text:span></text:p>
          </table:table-cell>
          <table:table-cell table:style-name="Table2.B5" office:value-type="string">
            <text:p text:style-name="P47">144</text:p>
          </table:table-cell>
        </table:table-row>
        <table:table-row table:style-name="TableLine94003650049856">
          <table:table-cell table:style-name="Table2.A6" office:value-type="string">
            <text:p text:style-name="P45"><text:span text:style-name="Source_20_Text"><text:span text:style-name="T4">gshadow</text:span></text:span></text:p>
          </table:table-cell>
          <table:table-cell table:style-name="Table2.B6" office:value-type="string">
            <text:p text:style-name="P47">897</text:p>
          </table:table-cell>
        </table:table-row>
      </table:table>
      <text:p text:style-name="P57"><text:span text:style-name="T12"/></text:p>
      <text:p text:style-name="P57"><text:span text:style-name="T12">Because both the </text:span><text:span text:style-name="Source_20_Text"><text:span text:style-name="T13">passwd</text:span></text:span><text:span text:style-name="T12"> and </text:span><text:span text:style-name="Source_20_Text"><text:span text:style-name="T13">mypasswd</text:span></text:span><text:span text:style-name="T12"> files have the same inode number, they essentially are the same file. You can access the file data using either file name.</text:span></text:p>
      <text:p text:style-name="P57"><text:span text:style-name="T12">When you execute the </text:span><text:span text:style-name="Source_20_Text"><text:span text:style-name="T28">ls -li</text:span></text:span><text:span text:style-name="T12"> command, the number that appears for each file between the permissions and the user owner is the link count number:</text:span></text:p>
      <text:p text:style-name="P21"><text:span text:style-name="Strong_20_Emphasis"><text:span text:style-name="T31">sysadmin@localhost</text:span></text:span><text:span text:style-name="Strong_20_Emphasis"><text:span text:style-name="T41">:</text:span></text:span><text:span text:style-name="Strong_20_Emphasis"><text:span text:style-name="T58">~</text:span></text:span><text:span text:style-name="Strong_20_Emphasis"><text:span text:style-name="T41">$</text:span></text:span><text:span text:style-name="T42"> echo data &gt; file.original</text:span></text:p>
      <text:p text:style-name="P19"><text:span text:style-name="Strong_20_Emphasis"><text:span text:style-name="T31">sysadmin@localhost</text:span></text:span><text:span text:style-name="Strong_20_Emphasis"><text:span text:style-name="T41">:</text:span></text:span><text:span text:style-name="Strong_20_Emphasis"><text:span text:style-name="T58">~</text:span></text:span><text:span text:style-name="Strong_20_Emphasis"><text:span text:style-name="T41">$</text:span></text:span><text:span text:style-name="T42"> ls -li file.original</text:span></text:p>
      <text:p text:style-name="P20">278772 -rw-rw-r--. <text:span text:style-name="T67">1</text:span> sysadmin sysadmin 5 Oct 25 15:42 file.original</text:p>
      <text:p text:style-name="P53"/>
      <text:p text:style-name="P80">The link count number indicates how many hard links have been created. When the number is a value of one, then the file has only one name linked to the inode.</text:p>
      <text:p text:style-name="P57"><text:span text:style-name="T12">To create hard links, the </text:span><text:span text:style-name="Source_20_Text"><text:span text:style-name="T28">ln</text:span></text:span><text:span text:style-name="T12"> command is used with two arguments (and without the </text:span><text:span text:style-name="Source_20_Text"><text:span text:style-name="T28">-s</text:span></text:span><text:span text:style-name="T12"> option). The first argument is an existing file name to link to, called a </text:span><text:span text:style-name="Variable"><text:span text:style-name="T12">target</text:span></text:span><text:span text:style-name="T12">, and the second argument is the new file name to link to the target.</text:span></text:p>
      <text:p text:style-name="P57"><text:span text:style-name="T12"/></text:p>
      <text:p text:style-name="P28">ln TARGET LINK_NAME</text:p>
      <text:p text:style-name="P57"><text:span text:style-name="T12">When a hard link is created, the link count value is increased by a value of one. For example, the following example demonstrates using the </text:span><text:span text:style-name="Source_20_Text"><text:span text:style-name="T28">ln</text:span></text:span><text:span text:style-name="T12"> command to create a hard link file. Notice the link count (the number after the permissions) before and after the hard link was created:</text:span></text:p>
      <text:p text:style-name="P64"><text:span text:style-name="T120"/></text:p>
      <text:p text:style-name="P77"><text:span text:style-name="Strong_20_Emphasis"><text:span text:style-name="T122">Note</text:span></text:span></text:p>
      <text:p text:style-name="P72"><text:span text:style-name="T12">The </text:span><text:span text:style-name="Source_20_Text"><text:span text:style-name="T28">sudo</text:span></text:span><text:span text:style-name="T12"> command requires the root password. When prompted, enter </text:span><text:span text:style-name="Source_20_Text"><text:span text:style-name="T13">netlab123</text:span></text:span><text:span text:style-name="T12">.</text:span></text:p>
      <text:p text:style-name="P64"><text:span text:style-name="T120"/></text:p>
      <text:p text:style-name="P23"><text:soft-page-break/><text:span text:style-name="Strong_20_Emphasis"><text:span text:style-name="T72">sysadmin@localhost</text:span></text:span><text:span text:style-name="Strong_20_Emphasis"><text:span text:style-name="T86">:</text:span></text:span><text:span text:style-name="Strong_20_Emphasis"><text:span text:style-name="T106">~</text:span></text:span><text:span text:style-name="Strong_20_Emphasis"><text:span text:style-name="T86">$</text:span></text:span><text:span text:style-name="T87"> cd Documents/</text:span></text:p>
      <text:p text:style-name="P21"><text:span text:style-name="Strong_20_Emphasis"><text:span text:style-name="T31">sysadmin@localhost</text:span></text:span><text:span text:style-name="Strong_20_Emphasis"><text:span text:style-name="T41">:</text:span></text:span><text:span text:style-name="Strong_20_Emphasis"><text:span text:style-name="T58">~/Documents</text:span></text:span><text:span text:style-name="Strong_20_Emphasis"><text:span text:style-name="T41">$</text:span></text:span><text:span text:style-name="T42"> ls -l profile.txt</text:span></text:p>
      <text:p text:style-name="P20">-rw-r--r-- <text:span text:style-name="T67">1</text:span> sysadmin sysadmin 110 Apr 24 16:24 profile.txt</text:p>
      <text:p text:style-name="P19"><text:span text:style-name="Strong_20_Emphasis"><text:span text:style-name="T31">sysadmin@localhost</text:span></text:span><text:span text:style-name="Strong_20_Emphasis"><text:span text:style-name="T41">:</text:span></text:span><text:span text:style-name="Strong_20_Emphasis"><text:span text:style-name="T58">~/Documents</text:span></text:span><text:span text:style-name="Strong_20_Emphasis"><text:span text:style-name="T41">$</text:span></text:span><text:span text:style-name="T42"> ln profile.txt myprofile.txt</text:span></text:p>
      <text:p text:style-name="P19"><text:span text:style-name="Strong_20_Emphasis"><text:span text:style-name="T31">sysadmin@localhost</text:span></text:span><text:span text:style-name="Strong_20_Emphasis"><text:span text:style-name="T41">:</text:span></text:span><text:span text:style-name="Strong_20_Emphasis"><text:span text:style-name="T58">~/Documents</text:span></text:span><text:span text:style-name="Strong_20_Emphasis"><text:span text:style-name="T41">$</text:span></text:span><text:span text:style-name="T42"> ls -l profile.txt</text:span></text:p>
      <text:p text:style-name="P20">-rw-r--r-- <text:span text:style-name="T67">2</text:span> sysadmin sysadmin 110 Apr 24 16:24 profile.txt</text:p>
      <text:p text:style-name="P57"><text:span text:style-name="T12">When viewing hard link files, the </text:span><text:span text:style-name="Source_20_Text"><text:span text:style-name="T28">ls -i</text:span></text:span><text:span text:style-name="T12"> option can be helpful to validate that the files are in fact sharing an inode, as the option causes the inode number to be displayed in front of the permissions. For example, notice that the following two files both have the same inode number:</text:span></text:p>
      <text:p text:style-name="P21"><text:span text:style-name="Strong_20_Emphasis"><text:span text:style-name="T31">sysadmin@localhost</text:span></text:span><text:span text:style-name="Strong_20_Emphasis"><text:span text:style-name="T41">:</text:span></text:span><text:span text:style-name="Strong_20_Emphasis"><text:span text:style-name="T58">~/Documents</text:span></text:span><text:span text:style-name="Strong_20_Emphasis"><text:span text:style-name="T41">$</text:span></text:span><text:span text:style-name="T42"> ls -li profile.txt myprofile.txt</text:span></text:p>
      <text:p text:style-name="P20">95813671 -rw-r--r-- 2 sysadmin sysadmin 110 Apr 24 16:24 myprofile.txt</text:p>
      <text:p text:style-name="P20">95813671 -rw-r--r-- 2 sysadmin sysadmin 110 Apr 24 16:24 profile.txt</text:p>
      <text:p text:style-name="P69"/>
      <text:p text:style-name="P77"><text:span text:style-name="Strong_20_Emphasis"><text:span text:style-name="T123">Note</text:span></text:span></text:p>
      <text:p text:style-name="P73">The inode number in our virtual machine environment will likely be different than the one in the example.</text:p>
      <text:p text:style-name="P64"/>
      <text:p text:style-name="P64"/>
      <text:h text:style-name="P10" text:outline-level="2">14.4 Soft Links vs. Hard Links</text:h>
      <text:p text:style-name="P53">Which is better: soft or hard links? The answer isn't so straightforward as it really depends on several criteria. Consider the following:</text:p>
      <text:h text:style-name="P14" text:outline-level="3">Hard Link Advantages</text:h>
      <text:list xml:id="list4029757038" text:style-name="L22">
        <text:list-item>
          <text:p text:style-name="P51">Hard linked files are indistinguishable by programs from regular files.</text:p>
        </text:list-item>
        <text:list-item>
          <text:p text:style-name="P51">If files are hard linked, then they are always contained within one filesystem.</text:p>
        </text:list-item>
        <text:list-item>
          <text:p text:style-name="P51">Hard links don’t have a single point of failure.</text:p>
        </text:list-item>
      </text:list>
      <text:list xml:id="list2287820222" text:style-name="L21">
        <text:list-header>
          <text:p text:style-name="P54">Once files are hard linked together, there is no concept of the original. Each file is equal, and if one link is deleted, the others still work, you don't lose the data. As long as one hard link remains, the file data can be accessed.</text:p>
          <text:p text:style-name="P58"><text:soft-page-break/><text:span text:style-name="T12">This is unlike soft links in which the data is stored in the file that is being pointed to, meaning that if the original file is removed, all of the soft links are now pointing to nothing. Consider the following example in which access to the data fails if the original file is deleted. The </text:span><text:span text:style-name="Source_20_Text"><text:span text:style-name="T13">mytest.txt</text:span></text:span><text:span text:style-name="T12"> file is a symbolic link to the </text:span><text:span text:style-name="Source_20_Text"><text:span text:style-name="T13">text.txt</text:span></text:span><text:span text:style-name="T12"> file:</text:span></text:p>
        </text:list-header>
      </text:list>
      <text:p text:style-name="P64"/>
      <text:p text:style-name="P77"><text:span text:style-name="Strong_20_Emphasis"><text:span text:style-name="T116">Note</text:span></text:span></text:p>
      <text:p text:style-name="P75"><text:span text:style-name="T12">The </text:span><text:span text:style-name="Source_20_Text"><text:span text:style-name="T13">test.txt</text:span></text:span><text:span text:style-name="T12"> and </text:span><text:span text:style-name="Source_20_Text"><text:span text:style-name="T13">mytest.txt</text:span></text:span><text:span text:style-name="T12"> files do not exist in our virtual environment.</text:span></text:p>
      <text:p text:style-name="P64"/>
      <text:p text:style-name="P33"><text:span text:style-name="Strong_20_Emphasis"><text:span text:style-name="T72">sysadmin@localhost</text:span></text:span><text:span text:style-name="Strong_20_Emphasis"><text:span text:style-name="T86">:</text:span></text:span><text:span text:style-name="Strong_20_Emphasis"><text:span text:style-name="T106">~</text:span></text:span><text:span text:style-name="Strong_20_Emphasis"><text:span text:style-name="T86">$</text:span></text:span><text:span text:style-name="T87"> ls -l mytest.txt</text:span></text:p>
      <text:list xml:id="list3983338602" text:style-name="L23">
        <text:list-header>
          <text:p text:style-name="P35">lrwxrwxrwx. 1 sysadmin sysadmin 8 Oct 31 13:29 mytest.txt -&gt; test.txt</text:p>
          <text:p text:style-name="P38"><text:span text:style-name="Strong_20_Emphasis"><text:span text:style-name="T31">sysadmin@localhost</text:span></text:span><text:span text:style-name="Strong_20_Emphasis"><text:span text:style-name="T41">:</text:span></text:span><text:span text:style-name="Strong_20_Emphasis"><text:span text:style-name="T58">~</text:span></text:span><text:span text:style-name="Strong_20_Emphasis"><text:span text:style-name="T41">$</text:span></text:span><text:span text:style-name="T42"> more test.txt</text:span></text:p>
          <text:p text:style-name="P35">hi there</text:p>
          <text:p text:style-name="P38"><text:span text:style-name="Strong_20_Emphasis"><text:span text:style-name="T31">sysadmin@localhost</text:span></text:span><text:span text:style-name="Strong_20_Emphasis"><text:span text:style-name="T41">:</text:span></text:span><text:span text:style-name="Strong_20_Emphasis"><text:span text:style-name="T58">~</text:span></text:span><text:span text:style-name="Strong_20_Emphasis"><text:span text:style-name="T41">$</text:span></text:span><text:span text:style-name="T42"> more mytest.txt</text:span></text:p>
          <text:p text:style-name="P35">hi there</text:p>
          <text:p text:style-name="P59"><text:span text:style-name="T12">If the original file, the </text:span><text:span text:style-name="Source_20_Text"><text:span text:style-name="T13">test.txt</text:span></text:span><text:span text:style-name="T12"> file is removed, then any files linked to it, including the </text:span><text:span text:style-name="Source_20_Text"><text:span text:style-name="T13">mytest.txt</text:span></text:span><text:span text:style-name="T12"> file, fail:</text:span></text:p>
          <text:p text:style-name="P30"><text:span text:style-name="Strong_20_Emphasis"><text:span text:style-name="T31">sysadmin@localhost</text:span></text:span><text:span text:style-name="Strong_20_Emphasis"><text:span text:style-name="T41">:</text:span></text:span><text:span text:style-name="Strong_20_Emphasis"><text:span text:style-name="T58">~</text:span></text:span><text:span text:style-name="Strong_20_Emphasis"><text:span text:style-name="T41">$</text:span></text:span><text:span text:style-name="T42"> rm test.txt</text:span></text:p>
          <text:p text:style-name="P38"><text:span text:style-name="Strong_20_Emphasis"><text:span text:style-name="T31">sysadmin@localhost</text:span></text:span><text:span text:style-name="Strong_20_Emphasis"><text:span text:style-name="T41">:</text:span></text:span><text:span text:style-name="Strong_20_Emphasis"><text:span text:style-name="T58">~</text:span></text:span><text:span text:style-name="Strong_20_Emphasis"><text:span text:style-name="T41">$</text:span></text:span><text:span text:style-name="T42"> more mytest.txt</text:span></text:p>
          <text:p text:style-name="P35">mytest.txt: No such file or directory</text:p>
          <text:p text:style-name="P38"><text:span text:style-name="Strong_20_Emphasis"><text:span text:style-name="T31">sysadmin@localhost</text:span></text:span><text:span text:style-name="Strong_20_Emphasis"><text:span text:style-name="T41">:</text:span></text:span><text:span text:style-name="Strong_20_Emphasis"><text:span text:style-name="T58">~</text:span></text:span><text:span text:style-name="Strong_20_Emphasis"><text:span text:style-name="T41">$</text:span></text:span><text:span text:style-name="T42"> ls -l mytest.txt</text:span></text:p>
          <text:p text:style-name="P36">lrwxrwxrwx. 1 sysadmin sysadmin 8 Oct 31 13:29 mytest.txt -&gt; test.txt</text:p>
          <text:list>
            <text:list-item>
              <text:p text:style-name="P82"><text:span text:style-name="T12">Hard links are easier to locate.</text:span></text:p>
            </text:list-item>
          </text:list>
          <text:p text:style-name="P59"><text:span text:style-name="T12">One of the disadvantages of soft links is that it is not easy to tell if a file has a soft link pointing to it. For example, look at the output of the following </text:span><text:span text:style-name="Source_20_Text"><text:span text:style-name="T28">ls</text:span></text:span><text:span text:style-name="T12"> command:</text:span></text:p>
          <text:p text:style-name="P30"><text:span text:style-name="Strong_20_Emphasis"><text:span text:style-name="T31">sysadmin@localhost</text:span></text:span><text:span text:style-name="Strong_20_Emphasis"><text:span text:style-name="T41">:</text:span></text:span><text:span text:style-name="Strong_20_Emphasis"><text:span text:style-name="T58">~/Documents</text:span></text:span><text:span text:style-name="Strong_20_Emphasis"><text:span text:style-name="T41">$</text:span></text:span><text:span text:style-name="T42"> cd /bin</text:span></text:p>
          <text:p text:style-name="P38"><text:span text:style-name="Strong_20_Emphasis"><text:span text:style-name="T31">sysadmin@localhost</text:span></text:span><text:span text:style-name="Strong_20_Emphasis"><text:span text:style-name="T41">:</text:span></text:span><text:span text:style-name="Strong_20_Emphasis"><text:span text:style-name="T58">/bin</text:span></text:span><text:span text:style-name="Strong_20_Emphasis"><text:span text:style-name="T41">$</text:span></text:span><text:span text:style-name="T42"> ls -l dash</text:span></text:p>
          <text:p text:style-name="P35">-rwxr-xr-x 1 root root 121272 Feb 19 <text:s/>2014 <text:span text:style-name="T69">dash</text:span></text:p>
          <text:p text:style-name="P59"><text:span text:style-name="T12">The </text:span><text:span text:style-name="Source_20_Text"><text:span text:style-name="T13">/bin/sh</text:span></text:span><text:span text:style-name="T12"> file is a symbolic link to the </text:span><text:span text:style-name="Source_20_Text"><text:span text:style-name="T13">/bin/dash</text:span></text:span><text:span text:style-name="T12"> file, but this is not apparent by looking at the original file.</text:span></text:p>
          <text:p text:style-name="P30"><text:soft-page-break/><text:span text:style-name="Strong_20_Emphasis"><text:span text:style-name="T31">sysadmin@localhost</text:span></text:span><text:span text:style-name="Strong_20_Emphasis"><text:span text:style-name="T41">:</text:span></text:span><text:span text:style-name="Strong_20_Emphasis"><text:span text:style-name="T58">/bin</text:span></text:span><text:span text:style-name="Strong_20_Emphasis"><text:span text:style-name="T41">$</text:span></text:span><text:span text:style-name="T42"> ls -l sh</text:span></text:p>
          <text:p text:style-name="P35">lrwxrwxrwx 1 root root 4 Mar <text:s/>8 19:08 <text:span text:style-name="T126">sh</text:span> -&gt; <text:span text:style-name="T69">dash</text:span></text:p>
          <text:p text:style-name="P59"><text:span text:style-name="T12">On the other hand, a regular file with a hard link count value greater than one is a file that has a hard link. Using the file's inode number, it is possible to find all the linked files by using the </text:span><text:span text:style-name="Source_20_Text"><text:span text:style-name="T28">find</text:span></text:span><text:span text:style-name="T12"> command with the </text:span><text:span text:style-name="Source_20_Text"><text:span text:style-name="T28">-inum</text:span></text:span><text:span text:style-name="T12"> option. For example:</text:span></text:p>
          <text:p text:style-name="P30"><text:span text:style-name="Strong_20_Emphasis"><text:span text:style-name="T31">sysadmin@localhost</text:span></text:span><text:span text:style-name="Strong_20_Emphasis"><text:span text:style-name="T41">:</text:span></text:span><text:span text:style-name="Strong_20_Emphasis"><text:span text:style-name="T58">/bin</text:span></text:span><text:span text:style-name="Strong_20_Emphasis"><text:span text:style-name="T41">$</text:span></text:span><text:span text:style-name="T42"> cd ~/Documents</text:span></text:p>
          <text:p text:style-name="P38"><text:span text:style-name="Strong_20_Emphasis"><text:span text:style-name="T31">sysadmin@localhost</text:span></text:span><text:span text:style-name="Strong_20_Emphasis"><text:span text:style-name="T41">:</text:span></text:span><text:span text:style-name="Strong_20_Emphasis"><text:span text:style-name="T58">~/Documents</text:span></text:span><text:span text:style-name="Strong_20_Emphasis"><text:span text:style-name="T41">$</text:span></text:span><text:span text:style-name="T42"> ls -i words</text:span></text:p>
          <text:p text:style-name="P35">48365918 words</text:p>
          <text:p text:style-name="P38"><text:span text:style-name="Strong_20_Emphasis"><text:span text:style-name="T31">sysadmin@localhost</text:span></text:span><text:span text:style-name="Strong_20_Emphasis"><text:span text:style-name="T41">:</text:span></text:span><text:span text:style-name="Strong_20_Emphasis"><text:span text:style-name="T58">~/Documents</text:span></text:span><text:span text:style-name="Strong_20_Emphasis"><text:span text:style-name="T41">$</text:span></text:span><text:span text:style-name="T42"> find -inum 48365918</text:span></text:p>
          <text:p text:style-name="P35">./words</text:p>
          <text:p text:style-name="P35">./mywords</text:p>
        </text:list-header>
      </text:list>
      <text:p text:style-name="P64"/>
      <text:p text:style-name="P77"><text:span text:style-name="Strong_20_Emphasis"><text:span text:style-name="T116">Note</text:span></text:span></text:p>
      <text:p text:style-name="P74">The inode number in our virtual machine environment will likely be different than the one in the example.</text:p>
      <text:p text:style-name="P64"/>
      <text:h text:style-name="P13" text:outline-level="3"/>
      <text:h text:style-name="P13" text:outline-level="3">Soft Link Advantages</text:h>
      <text:list xml:id="list2226257854" text:style-name="L25">
        <text:list-item>
          <text:p text:style-name="P61">Soft links can be made to a directory file; hard links cannot.</text:p>
          <text:p text:style-name="P61">Another limitation of hard links is that they cannot be created on directories. The reason for this limitation is that the operating system itself uses hard links to define the hierarchy of the directory structure. The following example shows the error message that is displayed if you attempt to hard link to a directory:</text:p>
          <text:p text:style-name="P31"><text:span text:style-name="Strong_20_Emphasis"><text:span text:style-name="T72">sysadmin@localhost</text:span></text:span><text:span text:style-name="Strong_20_Emphasis"><text:span text:style-name="T86">:</text:span></text:span><text:span text:style-name="Strong_20_Emphasis"><text:span text:style-name="T106">~/Documents</text:span></text:span><text:span text:style-name="Strong_20_Emphasis"><text:span text:style-name="T86">$</text:span></text:span><text:span text:style-name="T87"> cd</text:span></text:p>
          <text:p text:style-name="P39"><text:span text:style-name="Strong_20_Emphasis"><text:span text:style-name="T72">sysadmin@localhost</text:span></text:span><text:span text:style-name="Strong_20_Emphasis"><text:span text:style-name="T86">:</text:span></text:span><text:span text:style-name="Strong_20_Emphasis"><text:span text:style-name="T106">~</text:span></text:span><text:span text:style-name="Strong_20_Emphasis"><text:span text:style-name="T86">$</text:span></text:span></text:p>
          <text:p text:style-name="P39"><text:span text:style-name="Strong_20_Emphasis"><text:span text:style-name="T72">sysadmin@localhost</text:span></text:span><text:span text:style-name="Strong_20_Emphasis"><text:span text:style-name="T86">:</text:span></text:span><text:span text:style-name="Strong_20_Emphasis"><text:span text:style-name="T106">~</text:span></text:span><text:span text:style-name="Strong_20_Emphasis"><text:span text:style-name="T86">$</text:span></text:span><text:span text:style-name="T87"> ln /bin binary</text:span></text:p>
          <text:p text:style-name="P40">ln: `/bin': hard link not allowed for directory</text:p>
          <text:p text:style-name="P62"/>
          <text:p text:style-name="P62"><text:soft-page-break/>Linking to directories using a symbolic link is permitted:</text:p>
          <text:p text:style-name="P31"><text:span text:style-name="Strong_20_Emphasis"><text:span text:style-name="T72">sysadmin@localhost</text:span></text:span><text:span text:style-name="Strong_20_Emphasis"><text:span text:style-name="T86">:</text:span></text:span><text:span text:style-name="Strong_20_Emphasis"><text:span text:style-name="T106">~</text:span></text:span><text:span text:style-name="Strong_20_Emphasis"><text:span text:style-name="T86">$</text:span></text:span><text:span text:style-name="T87"> ln -s /bin binary</text:span></text:p>
          <text:p text:style-name="P39"><text:span text:style-name="Strong_20_Emphasis"><text:span text:style-name="T72">sysadmin@localhost</text:span></text:span><text:span text:style-name="Strong_20_Emphasis"><text:span text:style-name="T86">:</text:span></text:span><text:span text:style-name="Strong_20_Emphasis"><text:span text:style-name="T106">~</text:span></text:span><text:span text:style-name="Strong_20_Emphasis"><text:span text:style-name="T86">$</text:span></text:span><text:span text:style-name="T87"> ls -l binary</text:span></text:p>
          <text:p text:style-name="P40">lrwxrwxrwx 1 sysadmin sysadmin 4 May <text:s/>9 04:04 <text:span text:style-name="T126">binary</text:span> -&gt; <text:span text:style-name="T103">/bin</text:span></text:p>
        </text:list-item>
        <text:list-item>
          <text:p text:style-name="P63"><text:span text:style-name="T6">Soft links can link to any file.</text:span></text:p>
          <text:p text:style-name="P56">Soft links can be made from a file on one filesystem to a file on another filesystem; hard links cannot. Since each filesystem (partition) has a separate set of inodes, hard links cannot be created that attempt to cross file systems:</text:p>
          <text:p text:style-name="P70"/>
        </text:list-item>
      </text:list>
      <text:p text:style-name="P77"><text:span text:style-name="Strong_20_Emphasis"><text:span text:style-name="T116">Note</text:span></text:span></text:p>
      <text:p text:style-name="P75"><text:span text:style-name="T12">The </text:span><text:span text:style-name="Source_20_Text"><text:span text:style-name="T13">/boot/vmlinuz-2.6.32-358.6.1.e16.i686Linux.Kernel</text:span></text:span><text:span text:style-name="T12"> files do not exist in our virtual environment.</text:span></text:p>
      <text:p text:style-name="P64"/>
      <text:p text:style-name="P33"><text:span text:style-name="Strong_20_Emphasis"><text:span text:style-name="T72">sysadmin@localhost</text:span></text:span><text:span text:style-name="Strong_20_Emphasis"><text:span text:style-name="T86">:</text:span></text:span><text:span text:style-name="Strong_20_Emphasis"><text:span text:style-name="T106">~</text:span></text:span><text:span text:style-name="Strong_20_Emphasis"><text:span text:style-name="T86">$</text:span></text:span><text:span text:style-name="T87"> ln /boot/vmlinuz-2.6.32-358.6.1.el6.i686 Linux.Kernel</text:span></text:p>
      <text:list xml:id="list109376505" text:style-name="L26">
        <text:list-header>
          <text:p text:style-name="P34">ln: creating hard link `Linux.Kernel' =&gt; `/boot/vmlinuz-2.6.32-358.6.1.el6.i686': Invalid cross-device link</text:p>
          <text:p text:style-name="P60"><text:span text:style-name="T12">In the previous example, an attempt was made to create a hard link between a file in the </text:span><text:span text:style-name="Source_20_Text"><text:span text:style-name="T13">/boot</text:span></text:span><text:span text:style-name="T12"> file system and the </text:span><text:span text:style-name="Source_20_Text"><text:span text:style-name="T13">/</text:span></text:span><text:span text:style-name="T12"> file system; it failed because each of these file systems has a unique set of inode numbers that can't be used outside of the filesystem.</text:span></text:p>
          <text:p text:style-name="P55">However, because a symbolic link points to another file using a pathname, you can create a soft link to a file in another filesystem:</text:p>
          <text:p text:style-name="P29"><text:span text:style-name="Strong_20_Emphasis"><text:span text:style-name="T31">sysadmin@localhost</text:span></text:span><text:span text:style-name="Strong_20_Emphasis"><text:span text:style-name="T41">:</text:span></text:span><text:span text:style-name="Strong_20_Emphasis"><text:span text:style-name="T58">~</text:span></text:span><text:span text:style-name="Strong_20_Emphasis"><text:span text:style-name="T41">$</text:span></text:span><text:span text:style-name="T42"> ln -s /boot/vmlinuz-2.6.32-358.6.1.el6.i686 Linux.Kernel</text:span></text:p>
          <text:p text:style-name="P37"><text:span text:style-name="Strong_20_Emphasis"><text:span text:style-name="T31">sysadmin@localhost</text:span></text:span><text:span text:style-name="Strong_20_Emphasis"><text:span text:style-name="T41">:</text:span></text:span><text:span text:style-name="Strong_20_Emphasis"><text:span text:style-name="T58">~</text:span></text:span><text:span text:style-name="Strong_20_Emphasis"><text:span text:style-name="T41">$</text:span></text:span><text:span text:style-name="T42"> ls -l Linux.Kernel</text:span></text:p>
          <text:p text:style-name="P34">lrwxrwxrwx. 1 sysadmin sysadmin 11 Oct 31 13:17 Linux.Kernel -&gt; /boot/vmlinuz-2.6.32-358.6.1.el6.i686</text:p>
          <text:list>
            <text:list-item>
              <text:p text:style-name="P81"><text:span text:style-name="T12">Soft links are easier to see.</text:span></text:p>
            </text:list-item>
          </text:list>
          <text:p text:style-name="P60"><text:span text:style-name="T12">Soft links are very visual because the output of the </text:span><text:span text:style-name="Source_20_Text"><text:span text:style-name="T28">ls -l</text:span></text:span><text:span text:style-name="T12"> command displays which file the soft link is pointing to.</text:span></text:p>
        </text:list-header>
      </text:list>
      <text:p text:style-name="P53">In general, if you need to link to a file on another filesystem or to a directory, then soft links are the correct type to use. Otherwise, you should make use of hard links.</text:p>
      <text:p text:style-name="P64"><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urier New" svg:font-family="'Courier New', monospace"/>
    <style:font-face style:name="Helvetica Neue" svg:font-family="'Helvetica Neue', Helvetica, Arial, sans-serif"/>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5T16:54:01.285777815</meta:creation-date>
    <dc:date>2021-12-24T18:53:15.841110388</dc:date>
    <meta:editing-duration>PT6H49M32S</meta:editing-duration>
    <meta:editing-cycles>54</meta:editing-cycles>
    <meta:generator>LibreOffice/7.1.8.1$Linux_X86_64 LibreOffice_project/10$Build-1</meta:generator>
    <meta:document-statistic meta:table-count="2" meta:image-count="0" meta:object-count="0" meta:page-count="11" meta:paragraph-count="180" meta:word-count="2692" meta:character-count="16081" meta:non-whitespace-character-count="13587"/>
  </office:meta>
</office:document-meta>
</file>